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01caa2"/>
    </style:style>
    <style:style style:name="P2"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1caa2"/>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1caa2"/>
    </style:style>
    <style:style style:name="P4"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1caa2"/>
    </style:style>
    <style:style style:name="P5" style:family="paragraph" style:parent-style-name="Preformatted_20_Text">
      <style:text-properties officeooo:paragraph-rsid="0001caa2"/>
    </style:style>
    <style:style style:name="P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1caa2" style:font-weight-asian="bold" style:font-weight-complex="bold"/>
    </style:style>
    <style:style style:name="P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1caa2"/>
    </style:style>
    <style:style style:name="P8"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1caa2" style:font-weight-asian="bold" style:font-weight-complex="bold"/>
    </style:style>
    <style:style style:name="P9" style:family="paragraph" style:parent-style-name="Text_20_body">
      <style:paragraph-properties fo:margin-left="0.132cm" fo:margin-right="0cm" fo:text-indent="0cm" style:auto-text-indent="false"/>
    </style:style>
    <style:style style:name="P10" style:family="paragraph" style:parent-style-name="Text_20_body">
      <style:paragraph-properties fo:margin-left="0.132cm" fo:margin-right="0cm" fo:text-indent="0cm" style:auto-text-indent="false"/>
      <style:text-properties fo:font-variant="normal" fo:text-transform="none" fo:color="#000000" style:font-name="arial" fo:font-size="12.75pt" fo:letter-spacing="normal" fo:font-style="normal" fo:font-weight="normal"/>
    </style:style>
    <style:style style:name="P11"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1caa2" style:font-weight-asian="bold" style:font-weight-complex="bold"/>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13" style:family="paragraph" style:parent-style-name="Preformatted_20_Text">
      <style:paragraph-properties fo:text-align="start" style:justify-single-word="false" fo:orphans="2" fo:widows="2"/>
      <style:text-properties fo:font-variant="normal" fo:text-transform="none" fo:color="#000000" fo:letter-spacing="normal"/>
    </style:style>
    <style:style style:name="P14" style:family="paragraph" style:parent-style-name="Preformatted_20_Text">
      <style:paragraph-properties fo:text-align="start" style:justify-single-word="false" fo:orphans="2" fo:widows="2"/>
    </style:style>
    <style:style style:name="P15" style:family="paragraph" style:parent-style-name="Preformatted_20_Text">
      <style:paragraph-properties fo:margin-left="0.132cm" fo:margin-right="0cm" fo:text-indent="0cm" style:auto-text-indent="false"/>
      <style:text-properties fo:font-variant="normal" fo:text-transform="none" fo:color="#000000" style:font-name="courier" fo:letter-spacing="normal" fo:font-style="normal" fo:font-weight="normal"/>
    </style:style>
    <style:style style:name="P16" style:family="paragraph" style:parent-style-name="Preformatted_20_Text">
      <style:paragraph-properties fo:margin-left="0.132cm" fo:margin-right="0cm" fo:text-indent="0cm" style:auto-text-indent="false"/>
      <style:text-properties fo:font-variant="normal" fo:text-transform="none" fo:color="#000000" style:font-name="courier" fo:font-size="12.75pt" fo:letter-spacing="normal" fo:font-style="normal" fo:font-weight="normal"/>
    </style:style>
    <style:style style:name="P17"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8"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officeooo:paragraph-rsid="0004e8af"/>
    </style:style>
    <style:style style:name="P19"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20"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21"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officeooo:paragraph-rsid="0004e8af"/>
    </style:style>
    <style:style style:name="P22"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23"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letter-spacing="normal"/>
    </style:style>
    <style:style style:name="P24"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1caa2"/>
    </style:style>
    <style:style style:name="P25"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1caa2"/>
    </style:style>
    <style:style style:name="P26"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1caa2" style:font-weight-asian="bold" style:font-weight-complex="bold"/>
    </style:style>
    <style:style style:name="P27"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01caa2" style:font-weight-asian="bold" style:font-weight-complex="bold"/>
    </style:style>
    <style:style style:name="P2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fo:letter-spacing="normal"/>
    </style:style>
    <style:style style:name="T1" style:family="text">
      <style:text-properties style:font-name="courier"/>
    </style:style>
    <style:style style:name="T2" style:family="text">
      <style:text-properties style:font-name="courier" fo:font-style="normal" fo:font-weight="normal"/>
    </style:style>
    <style:style style:name="T3" style:family="text">
      <style:text-properties fo:font-weight="bold" style:font-weight-asian="bold" style:font-weight-complex="bold"/>
    </style:style>
    <style:style style:name="T4" style:family="text">
      <style:text-properties fo:font-variant="normal" fo:text-transform="none" fo:color="#000000" style:font-name="arial" fo:font-size="12.75pt" fo:letter-spacing="normal" fo:font-style="normal" fo:font-weight="normal"/>
    </style:style>
    <style:style style:name="T5" style:family="text">
      <style:text-properties fo:font-variant="normal" fo:text-transform="none" fo:color="#000000" style:font-name="courier" fo:letter-spacing="normal" fo:font-style="normal" fo:font-weight="normal"/>
    </style:style>
    <style:style style:name="T6" style:family="text">
      <style:text-properties style:font-name="arial"/>
    </style:style>
    <style:style style:name="T7" style:family="text">
      <style:text-properties style:font-name="arial" fo:font-size="12.75pt"/>
    </style:style>
    <style:style style:name="T8" style:family="text">
      <style:text-properties fo:font-size="12.75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ray: Funciones: parametros de tipo funcion (seccion 7 linea 61)</text:p>
      <text:p text:style-name="P7">Ahora si implementaremos otro problema que declare una función que reciba tres parámetros, el último de ellos es una función:</text:p>
      <text:p text:style-name="P25">&lt;script&gt;</text:p>
      <text:p text:style-name="P20"><text:s text:c="2"/><text:span text:style-name="T2">function calcular(x,y,fu)</text:span></text:p>
      <text:p text:style-name="P20"><text:s text:c="2"/><text:span text:style-name="T2">{</text:span></text:p>
      <text:p text:style-name="P20"><text:s text:c="4"/><text:span text:style-name="T2">var resu=fu(x,y);</text:span></text:p>
      <text:p text:style-name="P20"><text:s text:c="4"/><text:span text:style-name="T2">return resu;</text:span></text:p>
      <text:p text:style-name="P20"><text:s text:c="2"/><text:span text:style-name="T2">}</text:span></text:p>
      <text:p text:style-name="P22"/>
      <text:p text:style-name="P20"><text:s text:c="2"/><text:span text:style-name="T2">var s1=calcular(10,5,function (v1,v2) {</text:span></text:p>
      <text:p text:style-name="P20"><text:s text:c="4"/><text:span text:style-name="T2">return v1+v2;</text:span></text:p>
      <text:p text:style-name="P20"><text:s text:c="2"/><text:span text:style-name="T2">});</text:span></text:p>
      <text:p text:style-name="P20"><text:s text:c="2"/></text:p>
      <text:p text:style-name="P20"><text:s text:c="2"/><text:span text:style-name="T2">document.write(s1+'&lt;br&gt;');</text:span></text:p>
      <text:p text:style-name="P22"/>
      <text:p text:style-name="P20"><text:s text:c="2"/><text:span text:style-name="T2">var s2=calcular(10,5,function (v1,v2) {</text:span></text:p>
      <text:p text:style-name="P20"><text:s text:c="4"/><text:span text:style-name="T2">return v1-v2;</text:span></text:p>
      <text:p text:style-name="P20"><text:s text:c="2"/><text:span text:style-name="T2">});</text:span></text:p>
      <text:p text:style-name="P20"><text:s text:c="2"/></text:p>
      <text:p text:style-name="P20"><text:s text:c="2"/><text:span text:style-name="T2">document.write(s2+'&lt;br&gt;');</text:span></text:p>
      <text:p text:style-name="P17">&lt;/script&gt;</text:p>
      <text:p text:style-name="P7"/>
      <text:p text:style-name="P3">Ahora si implementaremos otro problema que declare una función que reciba tres parámetros, el último de ellos es una función:</text:p>
      <text:p text:style-name="P4">&lt;script&gt;</text:p>
      <text:p text:style-name="P5"><text:s text:c="2"/>function calcular(x,y,fu)</text:p>
      <text:p text:style-name="P5"><text:s text:c="2"/>{</text:p>
      <text:p text:style-name="P5"><text:s text:c="4"/>var resu=fu(x,y);</text:p>
      <text:p text:style-name="P5"><text:s text:c="4"/>return resu;</text:p>
      <text:p text:style-name="P5"><text:s text:c="2"/>}</text:p>
      <text:p text:style-name="P5"/>
      <text:p text:style-name="P5"><text:s text:c="2"/>var s1=calcular(10,5,function (v1,v2) {</text:p>
      <text:p text:style-name="P5"><text:s text:c="4"/>return v1+v2;</text:p>
      <text:p text:style-name="P5"><text:s text:c="2"/>});</text:p>
      <text:p text:style-name="P5"><text:s text:c="2"/></text:p>
      <text:p text:style-name="P5"><text:s text:c="2"/>document.write(s1+'&lt;br&gt;');</text:p>
      <text:p text:style-name="P5"/>
      <text:p text:style-name="P5"><text:s text:c="2"/>var s2=calcular(10,5,function (v1,v2) {</text:p>
      <text:p text:style-name="P5"><text:s text:c="4"/>return v1-v2;</text:p>
      <text:p text:style-name="P5"><text:s text:c="2"/>});</text:p>
      <text:p text:style-name="P5"><text:soft-page-break/><text:s text:c="2"/></text:p>
      <text:p text:style-name="P5"><text:s text:c="2"/>document.write(s2+'&lt;br&gt;');</text:p>
      <text:p text:style-name="P5">&lt;/script&gt;</text:p>
      <text:p text:style-name="P3"/>
      <text:p text:style-name="P6">.-Array: eventos (seccion 7 linea 62)</text:p>
      <text:p text:style-name="P8">Implementar un formulario que solicite la carga del nombre de usuario y su clave. Mostrar un mensaje si no se ingresan datos en alguno de los dos controles.</text:p>
      <text:p text:style-name="P26">&lt;form method="post" action="procesar.php" onsubmit="validar();" id="formulario1"&gt;</text:p>
      <text:p text:style-name="P20"><text:s text:c="2"/><text:span text:style-name="T2">Ingrese nombre:</text:span></text:p>
      <text:p text:style-name="P20"><text:s text:c="2"/><text:span text:style-name="T2">&lt;input type="text" id="usuario" name="usuario" size="20"&gt;</text:span></text:p>
      <text:p text:style-name="P20"><text:s text:c="2"/><text:span text:style-name="T2">&lt;br&gt;</text:span></text:p>
      <text:p text:style-name="P20"><text:s text:c="2"/><text:span text:style-name="T2">Ingrese clave:</text:span></text:p>
      <text:p text:style-name="P20"><text:s text:c="2"/><text:span text:style-name="T2">&lt;input type="password" id="clave" name="clave" size="20"&gt;</text:span></text:p>
      <text:p text:style-name="P20"><text:s text:c="2"/><text:span text:style-name="T2">&lt;br&gt;</text:span></text:p>
      <text:p text:style-name="P20"><text:s text:c="2"/><text:span text:style-name="T2">&lt;input type="submit" id="confirmar" name="confirmar" value="Confirmar"&gt;</text:span></text:p>
      <text:p text:style-name="P19">&lt;/form&gt;</text:p>
      <text:p text:style-name="P22"/>
      <text:p text:style-name="P19">&lt;script&gt;</text:p>
      <text:p text:style-name="P20"><text:s text:c="2"/><text:span text:style-name="T2">function validar()</text:span></text:p>
      <text:p text:style-name="P20"><text:s text:c="2"/><text:span text:style-name="T2">{</text:span></text:p>
      <text:p text:style-name="P20"><text:s text:c="5"/><text:span text:style-name="T2">var usu=document.getElementById("usuario").value;</text:span></text:p>
      <text:p text:style-name="P20"><text:s text:c="5"/><text:span text:style-name="T2">var cla=document.getElementById("clave").value;</text:span></text:p>
      <text:p text:style-name="P20"><text:s text:c="5"/><text:span text:style-name="T2">if (usu.length==0 || cla.length==0)</text:span></text:p>
      <text:p text:style-name="P20"><text:s text:c="5"/><text:span text:style-name="T2">{</text:span></text:p>
      <text:p text:style-name="P20"><text:s text:c="7"/><text:span text:style-name="T2">alert('El nombre de usuario o clave está vacío');</text:span></text:p>
      <text:p text:style-name="P20"><text:s text:c="7"/><text:span text:style-name="T2">return false;</text:span></text:p>
      <text:p text:style-name="P20"><text:s text:c="5"/><text:span text:style-name="T2">}</text:span></text:p>
      <text:p text:style-name="P20"><text:s text:c="5"/><text:span text:style-name="T2">else</text:span></text:p>
      <text:p text:style-name="P20"><text:s text:c="7"/><text:span text:style-name="T2">return true;</text:span></text:p>
      <text:p text:style-name="P20"><text:s text:c="2"/><text:span text:style-name="T2">}</text:span></text:p>
      <text:p text:style-name="P17">&lt;/script&gt;</text:p>
      <text:p text:style-name="P9"><text:line-break/><text:span text:style-name="T4">Implementar un formulario que solicite la carga del nombre de usuario y su clave. Mostrar un mensaje si no se ingresan datos en alguno de los dos controles.</text:span></text:p>
      <text:p text:style-name="P15"><text:span text:style-name="T7">&lt;form method="post" action="procesar.php" id="formulario1"&gt;</text:span></text:p>
      <text:p text:style-name="P20"><text:s text:c="2"/><text:span text:style-name="T2">Ingrese nombre:</text:span></text:p>
      <text:p text:style-name="P20"><text:s text:c="2"/><text:span text:style-name="T2">&lt;input type="text" id="usuario" name="usuario" size="20"&gt;</text:span></text:p>
      <text:p text:style-name="P20"><text:s text:c="2"/><text:span text:style-name="T2">&lt;br&gt;</text:span></text:p>
      <text:p text:style-name="P20"><text:soft-page-break/><text:s text:c="2"/><text:span text:style-name="T2">Ingrese clave:</text:span></text:p>
      <text:p text:style-name="P20"><text:s text:c="2"/><text:span text:style-name="T2">&lt;input type="password" id="clave" name="clave" size="20"&gt;</text:span></text:p>
      <text:p text:style-name="P20"><text:s text:c="2"/><text:span text:style-name="T2">&lt;br&gt;</text:span></text:p>
      <text:p text:style-name="P20"><text:s text:c="2"/><text:span text:style-name="T2">&lt;input type="submit" id="confirmar" name="confirmar" value="Confirmar"&gt;</text:span></text:p>
      <text:p text:style-name="P19">&lt;/form&gt; <text:s/></text:p>
      <text:p text:style-name="P22"/>
      <text:p text:style-name="P19">&lt;script&gt;</text:p>
      <text:p text:style-name="P20"><text:s text:c="2"/><text:span text:style-name="T2">window.onload=inicio;</text:span></text:p>
      <text:p text:style-name="P22"/>
      <text:p text:style-name="P20"><text:s text:c="2"/><text:span text:style-name="T2">function inicio()</text:span></text:p>
      <text:p text:style-name="P20"><text:s text:c="2"/><text:span text:style-name="T2">{</text:span></text:p>
      <text:p text:style-name="P20"><text:s text:c="4"/><text:span text:style-name="T2">document.getElementById("formulario1").onsubmit=validar;</text:span></text:p>
      <text:p text:style-name="P20"><text:s text:c="2"/><text:span text:style-name="T2">}</text:span></text:p>
      <text:p text:style-name="P22"/>
      <text:p text:style-name="P20"><text:s text:c="2"/><text:span text:style-name="T2">function validar()</text:span></text:p>
      <text:p text:style-name="P20"><text:s text:c="2"/><text:span text:style-name="T2">{</text:span></text:p>
      <text:p text:style-name="P20"><text:s text:c="4"/><text:span text:style-name="T2">var usu=document.getElementById("usuario").value;</text:span></text:p>
      <text:p text:style-name="P20"><text:s text:c="4"/><text:span text:style-name="T2">var cla=document.getElementById("clave").value;</text:span></text:p>
      <text:p text:style-name="P20"><text:s text:c="4"/><text:span text:style-name="T2">if (usu.length==0 || cla.length==0)</text:span></text:p>
      <text:p text:style-name="P20"><text:s text:c="4"/><text:span text:style-name="T2">{</text:span></text:p>
      <text:p text:style-name="P20"><text:s text:c="6"/><text:span text:style-name="T2">alert('El nombre de usuario o clave está vacío');</text:span></text:p>
      <text:p text:style-name="P20"><text:s text:c="6"/><text:span text:style-name="T2">return false;</text:span></text:p>
      <text:p text:style-name="P20"><text:s text:c="4"/><text:span text:style-name="T2">}</text:span></text:p>
      <text:p text:style-name="P20"><text:s text:c="4"/><text:span text:style-name="T2">else</text:span></text:p>
      <text:p text:style-name="P20"><text:s text:c="6"/><text:span text:style-name="T2">return true;</text:span></text:p>
      <text:p text:style-name="P20"><text:s text:c="2"/><text:span text:style-name="T2">}</text:span></text:p>
      <text:p text:style-name="P17">&lt;/script&gt;</text:p>
      <text:p text:style-name="P10">La misma metodología pero utilizando funciones anónimas para cada evento el código ahora queda condensado:</text:p>
      <text:p text:style-name="P16"><text:span text:style-name="T6">&lt;form method="post" action="procesar.php" id="formulario1"&gt;</text:span></text:p>
      <text:p text:style-name="P20"><text:s text:c="2"/><text:span text:style-name="T2">Ingrese nombre:</text:span></text:p>
      <text:p text:style-name="P20"><text:s text:c="2"/><text:span text:style-name="T2">&lt;input type="text" id="usuario" name="usuario" size="20"&gt;</text:span></text:p>
      <text:p text:style-name="P20"><text:s text:c="2"/><text:span text:style-name="T2">&lt;br&gt;</text:span></text:p>
      <text:p text:style-name="P20"><text:s text:c="2"/><text:span text:style-name="T2">Ingrese clave:</text:span></text:p>
      <text:p text:style-name="P20"><text:s text:c="2"/><text:span text:style-name="T2">&lt;input type="password" id="clave" name="clave" size="20"&gt;</text:span></text:p>
      <text:p text:style-name="P20"><text:s text:c="2"/><text:span text:style-name="T2">&lt;br&gt;</text:span></text:p>
      <text:p text:style-name="P20"><text:s text:c="2"/><text:span text:style-name="T2">&lt;input type="submit" id="confirmar" name="confirmar" value="Confirmar"&gt;</text:span></text:p>
      <text:p text:style-name="P19">&lt;/form&gt; <text:s/></text:p>
      <text:p text:style-name="P22"/>
      <text:p text:style-name="P19">&lt;script&gt;</text:p>
      <text:p text:style-name="P20"><text:s text:c="2"/><text:span text:style-name="T2">window.onload=function() {</text:span></text:p>
      <text:p text:style-name="P20"><text:s text:c="4"/><text:span text:style-name="T2">document.getElementById("formulario1").onsubmit=function () {</text:span></text:p>
      <text:p text:style-name="P20"><text:soft-page-break/><text:s text:c="6"/><text:span text:style-name="T2">var usu=document.getElementById("usuario").value;</text:span></text:p>
      <text:p text:style-name="P20"><text:s text:c="6"/><text:span text:style-name="T2">var cla=document.getElementById("clave").value;</text:span></text:p>
      <text:p text:style-name="P20"><text:s text:c="6"/><text:span text:style-name="T2">if (usu.length==0 || cla.length==0)</text:span></text:p>
      <text:p text:style-name="P20"><text:s text:c="6"/><text:span text:style-name="T2">{</text:span></text:p>
      <text:p text:style-name="P20"><text:s text:c="8"/><text:span text:style-name="T2">alert('El nombre de usuario o clave está vacío');</text:span></text:p>
      <text:p text:style-name="P20"><text:s text:c="8"/><text:span text:style-name="T2">return false;</text:span></text:p>
      <text:p text:style-name="P20"><text:s text:c="6"/><text:span text:style-name="T2">}</text:span></text:p>
      <text:p text:style-name="P20"><text:s text:c="6"/><text:span text:style-name="T2">else</text:span></text:p>
      <text:p text:style-name="P20"><text:s text:c="8"/><text:span text:style-name="T2">return true;</text:span></text:p>
      <text:p text:style-name="P20"><text:s text:c="4"/><text:span text:style-name="T2">}</text:span></text:p>
      <text:p text:style-name="P20"><text:s text:c="2"/><text:span text:style-name="T2">}</text:span></text:p>
      <text:p text:style-name="P17">&lt;/script&gt;</text:p>
      <text:p text:style-name="P10">Veamos como implementamos el problema anterior utilizando este nuevo modelo de eventos:</text:p>
      <text:p text:style-name="Text_20_body"><text:line-break/><text:span text:style-name="T4">&lt;form method="post" action="procesar.php" id="formulario1"&gt;</text:span></text:p>
      <text:p text:style-name="P20"><text:s text:c="2"/><text:span text:style-name="T2">Ingrese nombre:</text:span></text:p>
      <text:p text:style-name="P20"><text:s text:c="2"/><text:span text:style-name="T2">&lt;input type="text" id="usuario" name="usuario" size="20"&gt;</text:span></text:p>
      <text:p text:style-name="P20"><text:s text:c="2"/><text:span text:style-name="T2">&lt;br&gt;</text:span></text:p>
      <text:p text:style-name="P20"><text:s text:c="2"/><text:span text:style-name="T2">Ingrese clave:</text:span></text:p>
      <text:p text:style-name="P20"><text:s text:c="2"/><text:span text:style-name="T2">&lt;input type="password" id="clave" name="clave" size="20"&gt;</text:span></text:p>
      <text:p text:style-name="P20"><text:s text:c="2"/><text:span text:style-name="T2">&lt;br&gt;</text:span></text:p>
      <text:p text:style-name="P20"><text:s text:c="2"/><text:span text:style-name="T2">&lt;input type="submit" id="confirmar" name="confirmar" value="Confirmar"&gt;</text:span></text:p>
      <text:p text:style-name="P19">&lt;/form&gt; <text:s/></text:p>
      <text:p text:style-name="P22"/>
      <text:p text:style-name="P19">&lt;script&gt;</text:p>
      <text:p text:style-name="P20"><text:s/><text:span text:style-name="T2">window.addEventListener('load',inicio,false);</text:span></text:p>
      <text:p text:style-name="P22"/>
      <text:p text:style-name="P19">function inicio()</text:p>
      <text:p text:style-name="P19">{</text:p>
      <text:p text:style-name="P20"><text:s text:c="2"/><text:span text:style-name="T2">document.getElementById("formulario1").addEventListener('submit',validar,false);</text:span></text:p>
      <text:p text:style-name="P19">}</text:p>
      <text:p text:style-name="P22"/>
      <text:p text:style-name="P19">function validar(evt)</text:p>
      <text:p text:style-name="P19">{</text:p>
      <text:p text:style-name="P20"><text:s text:c="3"/><text:span text:style-name="T2">var usu=document.getElementById("usuario").value;</text:span></text:p>
      <text:p text:style-name="P20"><text:s text:c="3"/><text:span text:style-name="T2">var cla=document.getElementById("clave").value;</text:span></text:p>
      <text:p text:style-name="P20"><text:s text:c="3"/><text:span text:style-name="T2">if (usu.length==0 || cla.length==0)</text:span></text:p>
      <text:p text:style-name="P20"><text:s text:c="3"/><text:span text:style-name="T2">{</text:span></text:p>
      <text:p text:style-name="P20"><text:s text:c="5"/><text:span text:style-name="T2">alert('El nombre de usuario o clave está vacío');</text:span></text:p>
      <text:p text:style-name="P20"><text:soft-page-break/><text:s text:c="5"/><text:span text:style-name="T2">evt.preventDefault();</text:span></text:p>
      <text:p text:style-name="P20"><text:s text:c="3"/><text:span text:style-name="T2">}</text:span></text:p>
      <text:p text:style-name="P19">}</text:p>
      <text:p text:style-name="P17">&lt;/script&gt;</text:p>
      <text:p text:style-name="Text_20_body"><text:span text:style-name="T4"/></text:p>
      <text:p text:style-name="P3">Implementar un formulario que solicite la carga del nombre de usuario y su clave. Mostrar un mensaje si no se ingresan datos en alguno de los dos controles.</text:p>
      <text:p text:style-name="P4">&lt;form method="post" action="procesar.php" onsubmit="validar();" id="formulario1"&gt;</text:p>
      <text:p text:style-name="P5"><text:s text:c="2"/>Ingrese nombre:</text:p>
      <text:p text:style-name="P5"><text:s text:c="2"/>&lt;input type="text" id="usuario" name="usuario" size="20"&gt;</text:p>
      <text:p text:style-name="P5"><text:s text:c="2"/>&lt;br&gt;</text:p>
      <text:p text:style-name="P5"><text:s text:c="2"/>Ingrese clave:</text:p>
      <text:p text:style-name="P5"><text:s text:c="2"/>&lt;input type="password" id="clave" name="clave" size="20"&gt;</text:p>
      <text:p text:style-name="P5"><text:s text:c="2"/>&lt;br&gt;</text:p>
      <text:p text:style-name="P5"><text:s text:c="2"/>&lt;input type="submit" id="confirmar" name="confirmar" value="Confirmar"&gt;</text:p>
      <text:p text:style-name="P5">&lt;/form&gt;</text:p>
      <text:p text:style-name="P5"/>
      <text:p text:style-name="P5">&lt;script&gt;</text:p>
      <text:p text:style-name="P5"><text:s text:c="2"/>function validar()</text:p>
      <text:p text:style-name="P5"><text:s text:c="2"/>{</text:p>
      <text:p text:style-name="P5"><text:s text:c="5"/>var usu=document.getElementById("usuario").value;</text:p>
      <text:p text:style-name="P5"><text:s text:c="5"/>var cla=document.getElementById("clave").value;</text:p>
      <text:p text:style-name="P5"><text:s text:c="5"/>if (usu.length==0 || cla.length==0)</text:p>
      <text:p text:style-name="P5"><text:s text:c="5"/>{</text:p>
      <text:p text:style-name="P5"><text:s text:c="7"/>alert('El nombre de usuario o clave está vacío');</text:p>
      <text:p text:style-name="P5"><text:s text:c="7"/>return false;</text:p>
      <text:p text:style-name="P5"><text:s text:c="5"/>}</text:p>
      <text:p text:style-name="P5"><text:s text:c="5"/>else</text:p>
      <text:p text:style-name="P5"><text:s text:c="7"/>return true;</text:p>
      <text:p text:style-name="P5"><text:s text:c="2"/>}</text:p>
      <text:p text:style-name="P5">&lt;/script&gt;</text:p>
      <text:p text:style-name="P5">------------------------------------------------------------------------------------</text:p>
      <text:p text:style-name="P4">&lt;form method="post" action="procesar.php" id="formulario1"&gt;</text:p>
      <text:p text:style-name="P5"><text:s text:c="2"/>Ingrese nombre:</text:p>
      <text:p text:style-name="P5"><text:s text:c="2"/>&lt;input type="text" id="usuario" name="usuario" size="20"&gt;</text:p>
      <text:p text:style-name="P5"><text:s text:c="2"/>&lt;br&gt;</text:p>
      <text:p text:style-name="P5"><text:s text:c="2"/>Ingrese clave:</text:p>
      <text:p text:style-name="P5"><text:s text:c="2"/>&lt;input type="password" id="clave" name="clave" size="20"&gt;</text:p>
      <text:p text:style-name="P5"><text:s text:c="2"/>&lt;br&gt;</text:p>
      <text:p text:style-name="P5"><text:s text:c="2"/>&lt;input type="submit" id="confirmar" name="confirmar" value="Confirmar"&gt;</text:p>
      <text:p text:style-name="P5">&lt;/form&gt; <text:s/></text:p>
      <text:p text:style-name="P5"/>
      <text:p text:style-name="P5">&lt;script&gt;</text:p>
      <text:p text:style-name="P5"><text:soft-page-break/><text:s/>window.addEventListener('load',inicio,false);</text:p>
      <text:p text:style-name="P5"/>
      <text:p text:style-name="P5">function inicio()</text:p>
      <text:p text:style-name="P5">{</text:p>
      <text:p text:style-name="P5"><text:s text:c="2"/>document.getElementById("formulario1").addEventListener('submit',validar,false);</text:p>
      <text:p text:style-name="P5">}</text:p>
      <text:p text:style-name="P5"/>
      <text:p text:style-name="P5">function validar(evt)</text:p>
      <text:p text:style-name="P5">{</text:p>
      <text:p text:style-name="P5"><text:s text:c="3"/>var usu=document.getElementById("usuario").value;</text:p>
      <text:p text:style-name="P5"><text:s text:c="3"/>var cla=document.getElementById("clave").value;</text:p>
      <text:p text:style-name="P5"><text:s text:c="3"/>if (usu.length==0 || cla.length==0)</text:p>
      <text:p text:style-name="P5"><text:s text:c="3"/>{</text:p>
      <text:p text:style-name="P5"><text:s text:c="5"/>alert('El nombre de usuario o clave está vacío');</text:p>
      <text:p text:style-name="P5"><text:s text:c="5"/>evt.preventDefault();</text:p>
      <text:p text:style-name="P5"><text:s text:c="3"/>}</text:p>
      <text:p text:style-name="P5">}</text:p>
      <text:p text:style-name="P5">&lt;/script&gt;</text:p>
      <text:p text:style-name="P3"/>
      <text:p text:style-name="P6">.-Array: eventos:click y dblclick <text:s/>(seccion 7 linea 63)</text:p>
      <text:p text:style-name="P11">Para probar como registramos estos eventos implementaremos una página que muestre dos div y definiremos el evento click para el primero y el evento dblclick para el segundo.</text:p>
      <text:p text:style-name="P19">&lt;!DOCTYPE html&gt;</text:p>
      <text:p text:style-name="P19">&lt;html&gt;</text:p>
      <text:p text:style-name="P19">&lt;head&gt;</text:p>
      <text:p text:style-name="P20"><text:s text:c="2"/><text:span text:style-name="T2">&lt;title&gt;Ejemplo de JavaScript&lt;/title&gt;</text:span></text:p>
      <text:p text:style-name="P20"><text:s text:c="2"/><text:span text:style-name="T2">&lt;meta charset="UTF-8"&gt;</text:span></text:p>
      <text:p text:style-name="P19">&lt;/head&gt;</text:p>
      <text:p text:style-name="P19">&lt;body&gt;</text:p>
      <text:p text:style-name="P22"/>
      <text:p text:style-name="P20"><text:s text:c="2"/><text:span text:style-name="T2">&lt;div style="width:200px;height:200px;background:#ffff00" id="recuadro1"&gt;</text:span></text:p>
      <text:p text:style-name="P20"><text:s text:c="4"/><text:span text:style-name="T2">Prueba del evento click</text:span></text:p>
      <text:p text:style-name="P20"><text:s text:c="2"/><text:span text:style-name="T2">&lt;/div&gt;</text:span></text:p>
      <text:p text:style-name="P20"><text:s text:c="2"/><text:span text:style-name="T2">&lt;div style="width:200px;height:200px;background:#ff5500" id="recuadro2"&gt;</text:span></text:p>
      <text:p text:style-name="P20"><text:s text:c="4"/><text:span text:style-name="T2">Prueba del evento dblclick</text:span></text:p>
      <text:p text:style-name="P20"><text:s text:c="2"/><text:span text:style-name="T2">&lt;/div&gt; <text:s/></text:span></text:p>
      <text:p text:style-name="P22"/>
      <text:p text:style-name="P19">&lt;script&gt;</text:p>
      <text:p text:style-name="P20"><text:s text:c="2"/><text:span text:style-name="T2">addEventListener('load',inicio,false);</text:span></text:p>
      <text:p text:style-name="P22"/>
      <text:p text:style-name="P20"><text:s text:c="2"/><text:span text:style-name="T2">function inicio()</text:span></text:p>
      <text:p text:style-name="P20"><text:soft-page-break/><text:s text:c="2"/><text:span text:style-name="T2">{</text:span></text:p>
      <text:p text:style-name="P20"><text:s text:c="4"/><text:span text:style-name="T2">document.getElementById('recuadro1').addEventListener('click',presion1,false);</text:span></text:p>
      <text:p text:style-name="P20"><text:s text:c="4"/><text:span text:style-name="T2">document.getElementById('recuadro2').addEventListener('dblclick',presion2,false);</text:span></text:p>
      <text:p text:style-name="P20"><text:s text:c="2"/><text:span text:style-name="T2">}</text:span></text:p>
      <text:p text:style-name="P22"/>
      <text:p text:style-name="P20"><text:s text:c="2"/><text:span text:style-name="T2">function presion1()</text:span></text:p>
      <text:p text:style-name="P20"><text:s text:c="2"/><text:span text:style-name="T2">{</text:span></text:p>
      <text:p text:style-name="P20"><text:s text:c="4"/><text:span text:style-name="T2">alert('se hizo click');</text:span></text:p>
      <text:p text:style-name="P20"><text:s text:c="2"/><text:span text:style-name="T2">}</text:span></text:p>
      <text:p text:style-name="P22"/>
      <text:p text:style-name="P20"><text:s text:c="2"/><text:span text:style-name="T2">function presion2()</text:span></text:p>
      <text:p text:style-name="P20"><text:s text:c="2"/><text:span text:style-name="T2">{</text:span></text:p>
      <text:p text:style-name="P20"><text:s text:c="4"/><text:span text:style-name="T2">alert('se hizo doble click');</text:span></text:p>
      <text:p text:style-name="P20"><text:s text:c="2"/><text:span text:style-name="T2">}</text:span></text:p>
      <text:p text:style-name="P19">&lt;/script&gt;</text:p>
      <text:p text:style-name="P20"><text:s text:c="2"/></text:p>
      <text:p text:style-name="P19">&lt;/body&gt;</text:p>
      <text:p text:style-name="P17">&lt;/html&gt;</text:p>
      <text:p text:style-name="P12">Primero registramos mediante la llamada al método addEventListener el evento load de la página, y dentro de la función inicio registramos los eventos click y dblclick para los dos div que definimos en la página HTML:</text:p>
      <text:p text:style-name="P28"><text:s text:c="2"/><text:span text:style-name="T8">addEventListener('load',inicio,false);</text:span></text:p>
      <text:p text:style-name="P14"/>
      <text:p text:style-name="P13"><text:s text:c="2"/><text:span text:style-name="T8">function inicio()</text:span></text:p>
      <text:p text:style-name="P13"><text:s text:c="2"/><text:span text:style-name="T8">{</text:span></text:p>
      <text:p text:style-name="P13"><text:s text:c="4"/><text:span text:style-name="T8">document.getElementById('recuadro1').addEventListener('click',presion1,false);</text:span></text:p>
      <text:p text:style-name="P13"><text:s text:c="4"/><text:span text:style-name="T8">document.getElementById('recuadro2').addEventListener('dblclick',presion2,false);</text:span></text:p>
      <text:p text:style-name="P23"><text:s text:c="2"/><text:span text:style-name="T8">}</text:span></text:p>
      <text:p text:style-name="P12">Como vemos lo único que hacemos en los métodos que se disparan es mostrar un mensaje:</text:p>
      <text:p text:style-name="P28"><text:s text:c="2"/><text:span text:style-name="T8">function presion1()</text:span></text:p>
      <text:p text:style-name="P13"><text:s text:c="2"/><text:span text:style-name="T8">{</text:span></text:p>
      <text:p text:style-name="P13"><text:s text:c="4"/><text:span text:style-name="T8">alert('se hizo click');</text:span></text:p>
      <text:p text:style-name="P13"><text:s text:c="2"/><text:span text:style-name="T8">}</text:span></text:p>
      <text:p text:style-name="P14"/>
      <text:p text:style-name="P13"><text:s text:c="2"/><text:span text:style-name="T8">function presion2()</text:span></text:p>
      <text:p text:style-name="P13"><text:s text:c="2"/><text:span text:style-name="T8">{</text:span></text:p>
      <text:p text:style-name="P13"><text:s text:c="4"/><text:span text:style-name="T8">alert('se hizo doble click');</text:span></text:p>
      <text:p text:style-name="P23"><text:soft-page-break/><text:s text:c="2"/><text:span text:style-name="T8">}</text:span></text:p>
      <text:p text:style-name="P6"/>
      <text:p text:style-name="P3"><text:s/>Realizar un programa que muestre en un div el número 2. Cada vez que se hace doble clic sobre el mismo duplicar el valor contenido en el div.</text:p>
      <text:p text:style-name="P4"><text:s/>&lt;div id="numero"&gt;2&lt;/div&gt;</text:p>
      <text:p text:style-name="P5"/>
      <text:p text:style-name="P5">&lt;script&gt;</text:p>
      <text:p text:style-name="P5"><text:s text:c="2"/>addEventListener('load',inicio,false);</text:p>
      <text:p text:style-name="P5"/>
      <text:p text:style-name="P5"><text:s text:c="2"/>function inicio()</text:p>
      <text:p text:style-name="P5"><text:s text:c="2"/>{</text:p>
      <text:p text:style-name="P5"><text:s text:c="4"/>document.getElementById('numero').addEventListener('dblclick',duplicar,false);</text:p>
      <text:p text:style-name="P5"><text:s text:c="2"/>}</text:p>
      <text:p text:style-name="P5"/>
      <text:p text:style-name="P5"><text:s text:c="2"/>function duplicar()</text:p>
      <text:p text:style-name="P5"><text:s text:c="2"/>{</text:p>
      <text:p text:style-name="P5"><text:s text:c="4"/>var valor=document.getElementById('numero').innerHTML;</text:p>
      <text:p text:style-name="P5"><text:s text:c="4"/>valor=parseInt(valor);</text:p>
      <text:p text:style-name="P5"><text:s text:c="4"/>var resultado=valor*2;</text:p>
      <text:p text:style-name="P5"><text:s text:c="4"/>document.getElementById('numero').innerHTML=resultado;</text:p>
      <text:p text:style-name="P5"/>
      <text:p text:style-name="P5"><text:s text:c="2"/>}</text:p>
      <text:p text:style-name="P5">&lt;/script&gt;</text:p>
      <text:p text:style-name="P3"/>
      <text:p text:style-name="P3"/>
      <text:p text:style-name="P6">.-Array: eventos:mousedown y mouseup (seccion 7 linea 64)</text:p>
      <text:p text:style-name="P11">Otros dos eventos relacionados con el mouse son mousedown y mouseup.<text:line-break/>El evento mousedown se dispara inmediatamente luego que presionamos con la flecha del mouse un elemento HTML que tiene registrado dicho evento.<text:line-break/>El evento mouseup se ejecuta luego de soltar el botón del mouse estando dentro del control HTML.</text:p>
      <text:p text:style-name="P12">Para probar estos eventos implementaremos una página que contenga dos div, a un div le asignaremos el evento mousedown y al otro el evento mouseup. Cuando ocurra el evento procederemos a cambiar el texto contenido dentro del div.</text:p>
      <text:p text:style-name="P19">&lt;!DOCTYPE html&gt;</text:p>
      <text:p text:style-name="P19">&lt;html&gt;</text:p>
      <text:p text:style-name="P19">&lt;head&gt;</text:p>
      <text:p text:style-name="P20"><text:s text:c="2"/><text:span text:style-name="T2">&lt;title&gt;Ejemplo de JavaScript&lt;/title&gt;</text:span></text:p>
      <text:p text:style-name="P20"><text:soft-page-break/><text:s text:c="2"/><text:span text:style-name="T2">&lt;meta charset="UTF-8"&gt;</text:span></text:p>
      <text:p text:style-name="P19">&lt;/head&gt;</text:p>
      <text:p text:style-name="P19">&lt;body&gt;</text:p>
      <text:p text:style-name="P22"/>
      <text:p text:style-name="P20"><text:s text:c="2"/><text:span text:style-name="T2">&lt;p&gt;Presione el recuadro amarillo sin soltar el botón del mouse.&lt;/p&gt;</text:span></text:p>
      <text:p text:style-name="P20"><text:s text:c="2"/><text:span text:style-name="T2">&lt;div style="width:200px;height:200px;background:#ffff00" id="recuadro1"&gt;</text:span></text:p>
      <text:p text:style-name="P20"><text:s text:c="2"/><text:span text:style-name="T2">&lt;/div&gt;</text:span></text:p>
      <text:p text:style-name="P20"><text:s text:c="2"/><text:span text:style-name="T2">&lt;p&gt;Presione el recuadro naranja y suelte el botón del mouse.&lt;/p&gt;</text:span></text:p>
      <text:p text:style-name="P20"><text:s text:c="2"/><text:span text:style-name="T2">&lt;div style="width:200px;height:200px;background:#ff5500" id="recuadro2"&gt;</text:span></text:p>
      <text:p text:style-name="P20"><text:s text:c="2"/><text:span text:style-name="T2">&lt;/div&gt;</text:span></text:p>
      <text:p text:style-name="P22"/>
      <text:p text:style-name="P19">&lt;script&gt;</text:p>
      <text:p text:style-name="P20"><text:s text:c="2"/><text:span text:style-name="T2">addEventListener('load',inicio,false);</text:span></text:p>
      <text:p text:style-name="P22"/>
      <text:p text:style-name="P20"><text:s text:c="2"/><text:span text:style-name="T2">function inicio()</text:span></text:p>
      <text:p text:style-name="P20"><text:s text:c="2"/><text:span text:style-name="T2">{</text:span></text:p>
      <text:p text:style-name="P20"><text:s text:c="4"/><text:span text:style-name="T2">document.getElementById('recuadro1').addEventListener('mousedown',presion1,false);</text:span></text:p>
      <text:p text:style-name="P20"><text:s text:c="4"/><text:span text:style-name="T2">document.getElementById('recuadro2').addEventListener('mouseup',presion2,false);</text:span></text:p>
      <text:p text:style-name="P20"><text:s text:c="2"/><text:span text:style-name="T2">}</text:span></text:p>
      <text:p text:style-name="P22"/>
      <text:p text:style-name="P20"><text:s text:c="2"/><text:span text:style-name="T2">function presion1()</text:span></text:p>
      <text:p text:style-name="P20"><text:s text:c="2"/><text:span text:style-name="T2">{</text:span></text:p>
      <text:p text:style-name="P20"><text:s text:c="4"/><text:span text:style-name="T2">document.getElementById('recuadro1').innerHTML='Se presione el mouse y todavía no se soltó';</text:span></text:p>
      <text:p text:style-name="P20"><text:s text:c="2"/><text:span text:style-name="T2">}</text:span></text:p>
      <text:p text:style-name="P22"/>
      <text:p text:style-name="P20"><text:s text:c="2"/><text:span text:style-name="T2">function presion2()</text:span></text:p>
      <text:p text:style-name="P20"><text:s text:c="2"/><text:span text:style-name="T2">{</text:span></text:p>
      <text:p text:style-name="P20"><text:s text:c="4"/><text:span text:style-name="T2">document.getElementById('recuadro2').innerHTML='Se presione el mouse y se soltó';</text:span></text:p>
      <text:p text:style-name="P20"><text:s text:c="2"/><text:span text:style-name="T2">}</text:span></text:p>
      <text:p text:style-name="P19">&lt;/script&gt;</text:p>
      <text:p text:style-name="P20"><text:s text:c="2"/></text:p>
      <text:p text:style-name="P19">&lt;/body&gt;</text:p>
      <text:p text:style-name="P17">&lt;/html&gt;</text:p>
      <text:p text:style-name="P12">En la función inicio registramos los eventos mousedown y mouseup para los dos div, al div recuadro1 procedemos a registrar el evento mousedown y al div recuadro2 procedemos a registrar el evento mouseup:</text:p>
      <text:p text:style-name="P28"><text:soft-page-break/><text:s text:c="2"/><text:span text:style-name="T8">function inicio()</text:span></text:p>
      <text:p text:style-name="P13"><text:s text:c="2"/><text:span text:style-name="T8">{</text:span></text:p>
      <text:p text:style-name="P13"><text:s text:c="4"/><text:span text:style-name="T8">document.getElementById('recuadro1').addEventListener('mousedown',presion1,false);</text:span></text:p>
      <text:p text:style-name="P13"><text:s text:c="4"/><text:span text:style-name="T8">document.getElementById('recuadro2').addEventListener('mouseup',presion2,false);</text:span></text:p>
      <text:p text:style-name="P23"><text:s text:c="2"/><text:span text:style-name="T8">}</text:span></text:p>
      <text:p text:style-name="P12">El método que se dispara para el primer div procedemos a modificar todo el contenido del div accediendo a la propiedad innerHTML:</text:p>
      <text:p text:style-name="P28"><text:s text:c="2"/><text:span text:style-name="T8">function presion1()</text:span></text:p>
      <text:p text:style-name="P13"><text:s text:c="2"/><text:span text:style-name="T8">{</text:span></text:p>
      <text:p text:style-name="P13"><text:s text:c="4"/><text:span text:style-name="T8">document.getElementById('recuadro1').innerHTML='Se presione el mouse y todavía no se soltó';</text:span></text:p>
      <text:p text:style-name="P23"><text:s text:c="2"/><text:span text:style-name="T8">}</text:span></text:p>
      <text:p text:style-name="P12">De forma similar codificamos la función que modifica el segundo div:</text:p>
      <text:p text:style-name="P28"><text:s text:c="2"/><text:span text:style-name="T8">function presion2()</text:span></text:p>
      <text:p text:style-name="P13"><text:s text:c="2"/><text:span text:style-name="T8">{</text:span></text:p>
      <text:p text:style-name="P13"><text:s text:c="4"/><text:span text:style-name="T8">document.getElementById('recuadro2').innerHTML='Se presione el mouse y se soltó';</text:span></text:p>
      <text:p text:style-name="P23"><text:s text:c="2"/><text:span text:style-name="T8">}</text:span></text:p>
      <text:p text:style-name="P8"/>
      <text:p text:style-name="P8"/>
      <text:p text:style-name="P3"><text:s/>Elaborar un programa que muestre un div de color rojo. Cuando se presione cambiar el color a amarillo y luego de soltar el botón del mouse volver a pintar de rojo.</text:p>
      <text:p text:style-name="P4"><text:s/>&lt;div style="width:200px;height:200px;background:#ff0000" id="recuadro1"&gt;</text:p>
      <text:p text:style-name="P5"><text:s text:c="2"/>&lt;/div&gt;</text:p>
      <text:p text:style-name="P5"/>
      <text:p text:style-name="P5">&lt;script&gt;</text:p>
      <text:p text:style-name="P5"><text:s text:c="2"/>addEventListener('load',inicio,false);</text:p>
      <text:p text:style-name="P5"/>
      <text:p text:style-name="P5"><text:s text:c="2"/>function inicio()</text:p>
      <text:p text:style-name="P5"><text:s text:c="2"/>{</text:p>
      <text:p text:style-name="P5"><text:s text:c="4"/>document.getElementById('recuadro1').addEventListener('mousedown',presion1,false);</text:p>
      <text:p text:style-name="P5"><text:s text:c="4"/>document.getElementById('recuadro1').addEventListener('mouseup',presion2,false);</text:p>
      <text:p text:style-name="P5"><text:s text:c="2"/>}</text:p>
      <text:p text:style-name="P5"/>
      <text:p text:style-name="P5"><text:s text:c="2"/>function presion1()</text:p>
      <text:p text:style-name="P5"><text:s text:c="2"/>{</text:p>
      <text:p text:style-name="P5"><text:s text:c="4"/>document.getElementById('recuadro1').style.backgroundColor='#ffff00';</text:p>
      <text:p text:style-name="P5"><text:s text:c="2"/>}</text:p>
      <text:p text:style-name="P5"/>
      <text:p text:style-name="P5"><text:s text:c="2"/>function presion2()</text:p>
      <text:p text:style-name="P5"><text:soft-page-break/><text:s text:c="2"/>{</text:p>
      <text:p text:style-name="P5"><text:s text:c="4"/>document.getElementById('recuadro1').style.backgroundColor='#ff0000';</text:p>
      <text:p text:style-name="P5"><text:s text:c="2"/>}</text:p>
      <text:p text:style-name="P5">&lt;/script&gt;</text:p>
      <text:p text:style-name="P3"/>
      <text:p text:style-name="P3"/>
      <text:p text:style-name="P6">.-Array: eventos:mouseover y mouseout <text:s/>(seccion 7 linea 65)</text:p>
      <text:p text:style-name="P11">Implementaremos un pequeño ejemplo que muestre un cuadrado, el mismo mostrará los bordes redondeados cuando ingresemos la flecha del mouse en su interior y volverá al estado anterior cuando retiremos la flecha.</text:p>
      <text:p text:style-name="Text_20_body"><text:line-break/><text:span text:style-name="T5">&lt;div style="width:200px;height:200px;background:#0000ff" id="recuadro1"&gt; <text:s text:c="3"/></text:span></text:p>
      <text:p text:style-name="P20"><text:s text:c="2"/><text:span text:style-name="T2">&lt;/div&gt;</text:span></text:p>
      <text:p text:style-name="P22"/>
      <text:p text:style-name="P19">&lt;script&gt;</text:p>
      <text:p text:style-name="P20"><text:s text:c="2"/><text:span text:style-name="T2">addEventListener('load',inicio,false);</text:span></text:p>
      <text:p text:style-name="P22"/>
      <text:p text:style-name="P20"><text:s text:c="2"/><text:span text:style-name="T2">function inicio()</text:span></text:p>
      <text:p text:style-name="P20"><text:s text:c="2"/><text:span text:style-name="T2">{</text:span></text:p>
      <text:p text:style-name="P20"><text:s text:c="4"/><text:span text:style-name="T2">document.getElementById('recuadro1').addEventListener('mouseover',entrada,false);</text:span></text:p>
      <text:p text:style-name="P20"><text:s text:c="4"/><text:span text:style-name="T2">document.getElementById('recuadro1').addEventListener('mouseout',salida,false);</text:span></text:p>
      <text:p text:style-name="P20"><text:s text:c="2"/><text:span text:style-name="T2">}</text:span></text:p>
      <text:p text:style-name="P22"/>
      <text:p text:style-name="P20"><text:s text:c="2"/><text:span text:style-name="T2">function entrada()</text:span></text:p>
      <text:p text:style-name="P20"><text:s text:c="2"/><text:span text:style-name="T2">{</text:span></text:p>
      <text:p text:style-name="P20"><text:s text:c="4"/><text:span text:style-name="T2">document.getElementById('recuadro1').style.borderRadius='30px';</text:span></text:p>
      <text:p text:style-name="P20"><text:s text:c="2"/><text:span text:style-name="T2">}</text:span></text:p>
      <text:p text:style-name="P22"/>
      <text:p text:style-name="P20"><text:s text:c="2"/><text:span text:style-name="T2">function salida()</text:span></text:p>
      <text:p text:style-name="P20"><text:s text:c="2"/><text:span text:style-name="T2">{</text:span></text:p>
      <text:p text:style-name="P20"><text:s text:c="4"/><text:span text:style-name="T2">document.getElementById('recuadro1').style.borderRadius='0px';</text:span></text:p>
      <text:p text:style-name="P20"><text:s text:c="2"/><text:span text:style-name="T2">}</text:span></text:p>
      <text:p text:style-name="P17">&lt;/script&gt;</text:p>
      <text:p text:style-name="Text_20_body"/>
      <text:p text:style-name="P3"><text:s/>Mostrar un elemento de tipo H1, luego cuando se ingrese con el mouse dentro del mismo cambiar el <text:soft-page-break/>color a letra roja y color de fondo amarillo, luego cuando se mueva la flecha del mouse fuera del elemento volver al color original.</text:p>
      <text:p text:style-name="P4">&lt;h1 id="titulo"&gt;Titulo principal&lt;/h1&gt;</text:p>
      <text:p text:style-name="P5"/>
      <text:p text:style-name="P5">&lt;script&gt;</text:p>
      <text:p text:style-name="P5"><text:s text:c="2"/>addEventListener('load',inicio,false);</text:p>
      <text:p text:style-name="P5"/>
      <text:p text:style-name="P5"><text:s text:c="2"/>function inicio()</text:p>
      <text:p text:style-name="P5"><text:s text:c="2"/>{</text:p>
      <text:p text:style-name="P5"><text:s text:c="4"/>document.getElementById('titulo').addEventListener('mouseover',entrada,false);</text:p>
      <text:p text:style-name="P5"><text:s text:c="4"/>document.getElementById('titulo').addEventListener('mouseout',salida,false);</text:p>
      <text:p text:style-name="P5"><text:s text:c="2"/>}</text:p>
      <text:p text:style-name="P5"/>
      <text:p text:style-name="P5"><text:s text:c="2"/>function entrada()</text:p>
      <text:p text:style-name="P5"><text:s text:c="2"/>{</text:p>
      <text:p text:style-name="P5"><text:s text:c="4"/>document.getElementById('titulo').style.color='#ff0000';</text:p>
      <text:p text:style-name="P5"><text:s text:c="4"/>document.getElementById('titulo').style.backgroundColor='#ffff00';</text:p>
      <text:p text:style-name="P5"><text:s text:c="2"/>}</text:p>
      <text:p text:style-name="P5"/>
      <text:p text:style-name="P5"><text:s text:c="2"/>function salida()</text:p>
      <text:p text:style-name="P5"><text:s text:c="2"/>{</text:p>
      <text:p text:style-name="P5"><text:s text:c="4"/>document.getElementById('titulo').style.color='#000000';</text:p>
      <text:p text:style-name="P5"><text:s text:c="4"/>document.getElementById('titulo').style.backgroundColor='#ffffff';</text:p>
      <text:p text:style-name="P5"><text:s text:c="2"/>}</text:p>
      <text:p text:style-name="P5">&lt;/script&gt;</text:p>
      <text:p text:style-name="P3"/>
      <text:p text:style-name="P3"/>
      <text:p text:style-name="P6">.-Array: eventos: mousemove (seccion 7 linea 66)</text:p>
      <text:p text:style-name="P8">Implementaremos para ver su funcionamiento una página que muestre un div que capture el evento mousemove y como acción incrementaremos un contador para saber la cantidad de veces que se disparó el evento.</text:p>
      <text:p text:style-name="P26">&lt;body&gt;</text:p>
      <text:p text:style-name="P22"/>
      <text:p text:style-name="P20"><text:s text:c="2"/><text:span text:style-name="T2">&lt;div style="width:200px;height:200px;background:#0000ff" id="recuadro1"&gt;</text:span></text:p>
      <text:p text:style-name="P20"><text:s text:c="2"/><text:span text:style-name="T2">&lt;/div&gt;</text:span></text:p>
      <text:p text:style-name="P20"><text:s text:c="2"/><text:span text:style-name="T2">&lt;p id="cantidad"&gt;0&lt;/p&gt;</text:span></text:p>
      <text:p text:style-name="P22"/>
      <text:p text:style-name="P19">&lt;script&gt;</text:p>
      <text:p text:style-name="P20"><text:s text:c="2"/><text:span text:style-name="T2">addEventListener('load',inicio,false);</text:span></text:p>
      <text:p text:style-name="P22"/>
      <text:p text:style-name="P20"><text:soft-page-break/><text:s text:c="2"/><text:span text:style-name="T2">function inicio()</text:span></text:p>
      <text:p text:style-name="P20"><text:s text:c="2"/><text:span text:style-name="T2">{</text:span></text:p>
      <text:p text:style-name="P20"><text:s text:c="4"/><text:span text:style-name="T2">document.getElementById('recuadro1').addEventListener('mousemove',mover,false);</text:span></text:p>
      <text:p text:style-name="P20"><text:s text:c="2"/><text:span text:style-name="T2">}</text:span></text:p>
      <text:p text:style-name="P22"/>
      <text:p text:style-name="P20"><text:s text:c="2"/><text:span text:style-name="T2">function mover()</text:span></text:p>
      <text:p text:style-name="P20"><text:s text:c="2"/><text:span text:style-name="T2">{</text:span></text:p>
      <text:p text:style-name="P20"><text:s text:c="4"/><text:span text:style-name="T2">var x=parseInt(document.getElementById('cantidad').innerHTML);</text:span></text:p>
      <text:p text:style-name="P20"><text:s text:c="4"/><text:span text:style-name="T2">x++;</text:span></text:p>
      <text:p text:style-name="P20"><text:s text:c="4"/><text:span text:style-name="T2">document.getElementById('cantidad').innerHTML=x;</text:span></text:p>
      <text:p text:style-name="P20"><text:s text:c="2"/><text:span text:style-name="T2">}</text:span></text:p>
      <text:p text:style-name="P19">&lt;/script&gt;</text:p>
      <text:p text:style-name="P20"><text:s text:c="2"/></text:p>
      <text:p text:style-name="P17">&lt;/body&gt;</text:p>
      <text:p text:style-name="P8"/>
      <text:p text:style-name="P2">El evento mousemove se dispara cada vez que desplazamos la flecha del mouse sobre el elemento HTML que esta escuchando este evento.</text:p>
      <text:p text:style-name="P1">Este tipo de evento hay que utilizarlo con cuidado ya que puede sobrecargar el navegador, ya que este evento se dispara cada vez que desplazamos aunque sea solo un pixel.</text:p>
      <text:p text:style-name="P1">Implementaremos para ver su funcionamiento una página que muestre un div que capture el evento mousemove y como acción incrementaremos un contador para saber la cantidad de veces que se disparó el evento.</text:p>
      <text:p text:style-name="P3"/>
      <text:p text:style-name="P4"><text:s/>&lt;div style="width:200px;height:200px;background:#0000ff" id="recuadro1"&gt;</text:p>
      <text:p text:style-name="P5"><text:s text:c="2"/>&lt;/div&gt;</text:p>
      <text:p text:style-name="P5"><text:s text:c="2"/>&lt;p id="cantidad"&gt;0&lt;/p&gt;</text:p>
      <text:p text:style-name="P5"/>
      <text:p text:style-name="P5">&lt;script&gt;</text:p>
      <text:p text:style-name="P5"><text:s text:c="2"/>addEventListener('load',inicio,false);</text:p>
      <text:p text:style-name="P5"/>
      <text:p text:style-name="P5"><text:s text:c="2"/>function inicio()</text:p>
      <text:p text:style-name="P5"><text:s text:c="2"/>{</text:p>
      <text:p text:style-name="P5"><text:s text:c="4"/>document.getElementById('recuadro1').addEventListener('mousemove',mover,false);</text:p>
      <text:p text:style-name="P5"><text:s text:c="2"/>}</text:p>
      <text:p text:style-name="P5"/>
      <text:p text:style-name="P5"><text:s text:c="2"/>function mover()</text:p>
      <text:p text:style-name="P5"><text:s text:c="2"/>{</text:p>
      <text:p text:style-name="P5"><text:s text:c="4"/>var x=parseInt(document.getElementById('cantidad').innerHTML);</text:p>
      <text:p text:style-name="P5"><text:s text:c="4"/>x++;</text:p>
      <text:p text:style-name="P5"><text:soft-page-break/><text:s text:c="4"/>document.getElementById('cantidad').innerHTML=x;</text:p>
      <text:p text:style-name="P5"><text:s text:c="2"/>}</text:p>
      <text:p text:style-name="P5">&lt;/script&gt;</text:p>
      <text:p text:style-name="P3"/>
      <text:p text:style-name="P6">.-Array: eventos: keydown,keyup y keypress (seccion 7 linea 67)</text:p>
      <text:p text:style-name="P8">Para probar el evento keyup implementaremos un programa que permita solo ingresar 140 caracteres y nos informe con un mensaje la cantidad de caracteres disponibles para seguir escribiendo.</text:p>
      <text:p text:style-name="P26">&lt;body&gt;</text:p>
      <text:p text:style-name="P22"/>
      <text:p text:style-name="P20"><text:s text:c="2"/><text:span text:style-name="T2">&lt;input type="text" id="texto" maxlength="140" size="140"&gt;</text:span></text:p>
      <text:p text:style-name="P20"><text:s text:c="2"/><text:span text:style-name="T2">&lt;br&gt;</text:span></text:p>
      <text:p text:style-name="P20"><text:s text:c="2"/><text:span text:style-name="T2">&lt;p&gt;Máxima cantidad de caracteres disponibles:&lt;span id="cantidad"&gt;140&lt;/span&gt;&lt;/p&gt;</text:span></text:p>
      <text:p text:style-name="P22"/>
      <text:p text:style-name="P19">&lt;script&gt;</text:p>
      <text:p text:style-name="P20"><text:s text:c="2"/><text:span text:style-name="T2">addEventListener('load',inicio,false);</text:span></text:p>
      <text:p text:style-name="P22"/>
      <text:p text:style-name="P20"><text:s text:c="2"/><text:span text:style-name="T2">function inicio()</text:span></text:p>
      <text:p text:style-name="P20"><text:s text:c="2"/><text:span text:style-name="T2">{</text:span></text:p>
      <text:p text:style-name="P20"><text:s text:c="4"/><text:span text:style-name="T2">document.getElementById('texto').addEventListener('keyup',presion,false);</text:span></text:p>
      <text:p text:style-name="P20"><text:s text:c="2"/><text:span text:style-name="T2">}</text:span></text:p>
      <text:p text:style-name="P22"/>
      <text:p text:style-name="P20"><text:s text:c="2"/><text:span text:style-name="T2">function presion()</text:span></text:p>
      <text:p text:style-name="P20"><text:s text:c="2"/><text:span text:style-name="T2">{</text:span></text:p>
      <text:p text:style-name="P20"><text:s text:c="4"/><text:span text:style-name="T2">var canti=document.getElementById('texto').value.length;</text:span></text:p>
      <text:p text:style-name="P20"><text:s text:c="4"/><text:span text:style-name="T2">var disponibles=140-parseInt(canti);</text:span></text:p>
      <text:p text:style-name="P20"><text:s text:c="4"/><text:span text:style-name="T2">document.getElementById('cantidad').innerHTML=disponibles;</text:span></text:p>
      <text:p text:style-name="P20"><text:s text:c="2"/><text:span text:style-name="T2">}</text:span></text:p>
      <text:p text:style-name="P19">&lt;/script&gt;</text:p>
      <text:p text:style-name="P20"><text:s text:c="2"/></text:p>
      <text:p text:style-name="P17">&lt;/body&gt;</text:p>
      <text:p text:style-name="P8"/>
      <text:p text:style-name="P2">Estos tres eventos son similares a los eventos del mouse: mousedown, mouseup y click pero orientados al teclado del equipo.</text:p>
      <text:p text:style-name="P1">El evento keydown se dispara cuando presionamos cualquier tecla del teclado, el evento keyup cuando soltamos una tecla. En cuanto el evento keypress en un principio procesa tanto cuando se la presionó y <text:soft-page-break/>soltó, el único y gran inconveniente es que la mayoría de los navegadores no dispara el evento keypress para todas las teclas del teclado.</text:p>
      <text:p text:style-name="P1">Para probar el evento keyup implementaremos un programa que permita solo ingresar 140 caracteres y nos informe con un mensaje la cantidad de caracteres disponibles para seguir escribiendo.</text:p>
      <text:p text:style-name="P3"/>
      <text:p text:style-name="P4"><text:s/>&lt;input type="text" id="texto" maxlength="140" size="140"&gt;</text:p>
      <text:p text:style-name="P5"><text:s text:c="2"/>&lt;br&gt;</text:p>
      <text:p text:style-name="P5"><text:s text:c="2"/>&lt;p&gt;Máxima cantidad de caracteres disponibles:&lt;span id="cantidad"&gt;140&lt;/span&gt;&lt;/p&gt;</text:p>
      <text:p text:style-name="P5"/>
      <text:p text:style-name="P5">&lt;script&gt;</text:p>
      <text:p text:style-name="P5"><text:s text:c="2"/>addEventListener('load',inicio,false);</text:p>
      <text:p text:style-name="P5"/>
      <text:p text:style-name="P5"><text:s text:c="2"/>function inicio()</text:p>
      <text:p text:style-name="P5"><text:s text:c="2"/>{</text:p>
      <text:p text:style-name="P5"><text:s text:c="4"/>document.getElementById('texto').addEventListener('keyup',presion,false);</text:p>
      <text:p text:style-name="P5"><text:s text:c="2"/>}</text:p>
      <text:p text:style-name="P5"/>
      <text:p text:style-name="P5"><text:s text:c="2"/>function presion()</text:p>
      <text:p text:style-name="P5"><text:s text:c="2"/>{</text:p>
      <text:p text:style-name="P5"><text:s text:c="4"/>var canti=document.getElementById('texto').value.length;</text:p>
      <text:p text:style-name="P5"><text:s text:c="4"/>var disponibles=140-parseInt(canti);</text:p>
      <text:p text:style-name="P5"><text:s text:c="4"/>document.getElementById('cantidad').innerHTML=disponibles;</text:p>
      <text:p text:style-name="P5"><text:s text:c="2"/>}</text:p>
      <text:p text:style-name="P5">&lt;/script&gt;</text:p>
      <text:p text:style-name="P3"/>
      <text:p text:style-name="P6">.-Array: evento: change (seccion 7 linea 68)</text:p>
      <text:p text:style-name="P7">Implementaremos una aplicación que muestre un alert cada vez que sucede el evento change para los controles checkbox, radio, select, text y textarea.</text:p>
      <text:p text:style-name="P24"><text:s/><text:span text:style-name="T1">Evento change del checkbox:</text:span></text:p>
      <text:p text:style-name="P20"><text:s text:c="2"/><text:span text:style-name="T2">&lt;input type="checkbox" id="checkbox1" name="checkbox1" checked&gt;</text:span></text:p>
      <text:p text:style-name="P20"><text:s text:c="2"/><text:span text:style-name="T2">&lt;br&gt;</text:span></text:p>
      <text:p text:style-name="P20"><text:s text:c="2"/><text:span text:style-name="T2">Evento change del radio:&lt;br&gt;</text:span></text:p>
      <text:p text:style-name="P20"><text:s text:c="2"/><text:span text:style-name="T2">&lt;input type="radio" name="radio1" id="radioa"&gt;&lt;br&gt;</text:span></text:p>
      <text:p text:style-name="P20"><text:s text:c="2"/><text:span text:style-name="T2">&lt;input type="radio" name="radio1" id="radiob"&gt;&lt;br&gt;</text:span></text:p>
      <text:p text:style-name="P20"><text:s text:c="2"/><text:span text:style-name="T2">&lt;input type="radio" name="radio1" id="radioc"&gt;&lt;br&gt;</text:span></text:p>
      <text:p text:style-name="P20"><text:s text:c="2"/><text:span text:style-name="T2">Evento change del select:</text:span></text:p>
      <text:p text:style-name="P20"><text:s text:c="2"/><text:span text:style-name="T2">&lt;select name="select1" id="select1"&gt;</text:span></text:p>
      <text:p text:style-name="P20"><text:s text:c="4"/><text:span text:style-name="T2">&lt;option value="argentina"&gt;Argentina&lt;/option&gt;</text:span></text:p>
      <text:p text:style-name="P20"><text:s text:c="4"/><text:span text:style-name="T2">&lt;option value="chile"&gt;Chile&lt;/option&gt;</text:span></text:p>
      <text:p text:style-name="P20"><text:s text:c="4"/><text:span text:style-name="T2">&lt;option value="uruguay"&gt;Uruguay&lt;/option&gt;</text:span></text:p>
      <text:p text:style-name="P20"><text:soft-page-break/><text:s text:c="4"/><text:span text:style-name="T2">&lt;option value="paraguay"&gt;Paraguay&lt;/option&gt;</text:span></text:p>
      <text:p text:style-name="P20"><text:s text:c="4"/><text:span text:style-name="T2">&lt;option value="bolivia"&gt;Bolivia&lt;/option&gt;</text:span></text:p>
      <text:p text:style-name="P20"><text:s text:c="2"/><text:span text:style-name="T2">&lt;/select&gt;</text:span></text:p>
      <text:p text:style-name="P20"><text:s text:c="2"/><text:span text:style-name="T2">&lt;br&gt;</text:span></text:p>
      <text:p text:style-name="P20"><text:s text:c="2"/><text:span text:style-name="T2">&lt;input type="text" name="text1" id="text1"&gt;</text:span></text:p>
      <text:p text:style-name="P20"><text:s text:c="2"/><text:span text:style-name="T2">&lt;br&gt;</text:span></text:p>
      <text:p text:style-name="P20"><text:s text:c="2"/><text:span text:style-name="T2">&lt;textarea name="text1" id="textarea1" rows="6" cols="80"&gt;&lt;/textarea&gt;</text:span></text:p>
      <text:p text:style-name="P20"><text:s text:c="2"/><text:span text:style-name="T2">&lt;br&gt;</text:span></text:p>
      <text:p text:style-name="P22"/>
      <text:p text:style-name="P19">&lt;script&gt;</text:p>
      <text:p text:style-name="P20"><text:s text:c="2"/><text:span text:style-name="T2">addEventListener('load',inicio,false);</text:span></text:p>
      <text:p text:style-name="P22"/>
      <text:p text:style-name="P20"><text:s text:c="2"/><text:span text:style-name="T2">function inicio()</text:span></text:p>
      <text:p text:style-name="P20"><text:s text:c="2"/><text:span text:style-name="T2">{</text:span></text:p>
      <text:p text:style-name="P20"><text:s text:c="4"/><text:span text:style-name="T2">document.getElementById('checkbox1').addEventListener('change',cambiocheckbox,false);</text:span></text:p>
      <text:p text:style-name="P20"><text:s text:c="4"/><text:span text:style-name="T2">document.getElementById('radioa').addEventListener('change',cambioradio,false);</text:span></text:p>
      <text:p text:style-name="P20"><text:s text:c="4"/><text:span text:style-name="T2">document.getElementById('radiob').addEventListener('change',cambioradio,false);</text:span></text:p>
      <text:p text:style-name="P20"><text:s text:c="4"/><text:span text:style-name="T2">document.getElementById('radioc').addEventListener('change',cambioradio,false);</text:span></text:p>
      <text:p text:style-name="P20"><text:s text:c="4"/><text:span text:style-name="T2">document.getElementById('select1').addEventListener('change',cambioselect,false);</text:span></text:p>
      <text:p text:style-name="P20"><text:s text:c="4"/><text:span text:style-name="T2">document.getElementById('text1').addEventListener('change',cambiotext,false);</text:span></text:p>
      <text:p text:style-name="P20"><text:s text:c="4"/><text:span text:style-name="T2">document.getElementById('textarea1').addEventListener('change',cambiotextarea,false);</text:span></text:p>
      <text:p text:style-name="P20"><text:s text:c="2"/><text:span text:style-name="T2">}</text:span></text:p>
      <text:p text:style-name="P22"/>
      <text:p text:style-name="P20"><text:s text:c="2"/><text:span text:style-name="T2">function cambiocheckbox()</text:span></text:p>
      <text:p text:style-name="P20"><text:s text:c="2"/><text:span text:style-name="T2">{</text:span></text:p>
      <text:p text:style-name="P20"><text:s text:c="2"/><text:span text:style-name="T2">alert(document.getElementById('checkbox1').checked);</text:span></text:p>
      <text:p text:style-name="P20"><text:s text:c="2"/><text:span text:style-name="T2">}</text:span></text:p>
      <text:p text:style-name="P22"/>
      <text:p text:style-name="P20"><text:s text:c="2"/><text:span text:style-name="T2">function cambioradio()</text:span></text:p>
      <text:p text:style-name="P20"><text:s text:c="2"/><text:span text:style-name="T2">{</text:span></text:p>
      <text:p text:style-name="P20"><text:s text:c="4"/><text:span text:style-name="T2">alert(document.getElementById('radioa').checked+' '+</text:span></text:p>
      <text:p text:style-name="P20"><text:soft-page-break/><text:s text:c="10"/><text:span text:style-name="T2">document.getElementById('radiob').checked+' '+</text:span></text:p>
      <text:p text:style-name="P20"><text:s text:c="10"/><text:span text:style-name="T2">document.getElementById('radioc').checked);</text:span></text:p>
      <text:p text:style-name="P20"><text:s text:c="2"/><text:span text:style-name="T2">}</text:span></text:p>
      <text:p text:style-name="P22"/>
      <text:p text:style-name="P20"><text:s text:c="2"/><text:span text:style-name="T2">function cambioselect()</text:span></text:p>
      <text:p text:style-name="P20"><text:s text:c="2"/><text:span text:style-name="T2">{</text:span></text:p>
      <text:p text:style-name="P20"><text:s text:c="4"/><text:span text:style-name="T2">alert(document.getElementById('select1').value);</text:span></text:p>
      <text:p text:style-name="P20"><text:s text:c="2"/><text:span text:style-name="T2">}</text:span></text:p>
      <text:p text:style-name="P22"/>
      <text:p text:style-name="P20"><text:s text:c="2"/><text:span text:style-name="T2">function cambiotext()</text:span></text:p>
      <text:p text:style-name="P20"><text:s text:c="2"/><text:span text:style-name="T2">{</text:span></text:p>
      <text:p text:style-name="P20"><text:s text:c="4"/><text:span text:style-name="T2">alert(document.getElementById('text1').value);</text:span></text:p>
      <text:p text:style-name="P20"><text:s text:c="2"/><text:span text:style-name="T2">}</text:span></text:p>
      <text:p text:style-name="P22"/>
      <text:p text:style-name="P20"><text:s text:c="2"/><text:span text:style-name="T2">function cambiotextarea()</text:span></text:p>
      <text:p text:style-name="P20"><text:s text:c="2"/><text:span text:style-name="T2">{</text:span></text:p>
      <text:p text:style-name="P20"><text:s text:c="4"/><text:span text:style-name="T2">alert(document.getElementById('textarea1').value);</text:span></text:p>
      <text:p text:style-name="P20"><text:s text:c="2"/><text:span text:style-name="T2">}</text:span></text:p>
      <text:p text:style-name="P17">&lt;/script&gt;</text:p>
      <text:p text:style-name="P7"/>
      <text:p text:style-name="P3">Confeccionar un formulario que muestre un checkbox que cuando se tilde active un botón (el checkbox debe mostrar un mensaje que diga : "Confirma los términos y condiciones?") </text:p>
      <text:p text:style-name="P4"><text:s/>&lt;input type="checkbox" id="checkbox1" name="checkbox1"&gt;</text:p>
      <text:p text:style-name="P5"><text:s text:c="2"/>Confirma los términos y condiciones?</text:p>
      <text:p text:style-name="P5"><text:s text:c="2"/>&lt;br&gt;</text:p>
      <text:p text:style-name="P5"><text:s text:c="2"/>&lt;input type="button" id="boton1" name="boton1" value="confirmar" disabled&gt;</text:p>
      <text:p text:style-name="P5"><text:s text:c="2"/></text:p>
      <text:p text:style-name="P5">&lt;script&gt;</text:p>
      <text:p text:style-name="P5"><text:s text:c="2"/>addEventListener('load',inicio,false);</text:p>
      <text:p text:style-name="P5"><text:s text:c="2"/></text:p>
      <text:p text:style-name="P5"><text:s text:c="2"/>function inicio()</text:p>
      <text:p text:style-name="P5"><text:s text:c="2"/>{</text:p>
      <text:p text:style-name="P5"><text:s text:c="4"/>document.getElementById('checkbox1').addEventListener('change',seleccion,false);</text:p>
      <text:p text:style-name="P5"><text:s text:c="2"/>}</text:p>
      <text:p text:style-name="P5"/>
      <text:p text:style-name="P5"><text:s text:c="2"/>function seleccion()</text:p>
      <text:p text:style-name="P5"><text:s text:c="2"/>{</text:p>
      <text:p text:style-name="P5"/>
      <text:p text:style-name="P5"><text:s text:c="4"/>if (document.getElementById('checkbox1').checked==true)</text:p>
      <text:p text:style-name="P5"><text:s text:c="4"/>{</text:p>
      <text:p text:style-name="P5"><text:s text:c="6"/>document.getElementById('boton1').disabled=false;</text:p>
      <text:p text:style-name="P5"><text:s text:c="4"/>} </text:p>
      <text:p text:style-name="P5"><text:s text:c="4"/>else <text:s text:c="3"/></text:p>
      <text:p text:style-name="P5"><text:soft-page-break/><text:s text:c="6"/>document.getElementById('boton1').disabled=true;</text:p>
      <text:p text:style-name="P5"><text:s text:c="2"/>}</text:p>
      <text:p text:style-name="P5">&lt;/script&gt;</text:p>
      <text:p text:style-name="P3"/>
      <text:p text:style-name="P3"/>
      <text:p text:style-name="P6">.-Array: eventos: focus y blur (seccion 7 linea 69)</text:p>
      <text:p text:style-name="P11">Confeccionar un formulario que muestre dos controles de tipo text. El que está con foco mostrar su texto de color rojo y aquel que no está seleccionado el texto se debe mostrar de color negro.</text:p>
      <text:p text:style-name="Text_20_body"><text:line-break/><text:span text:style-name="T5">&lt;body&gt;</text:span></text:p>
      <text:p text:style-name="P22"/>
      <text:p text:style-name="P20"><text:s text:c="2"/><text:span text:style-name="T2">&lt;input type="text" id="text1" name="text1" size="30"&gt;</text:span></text:p>
      <text:p text:style-name="P20"><text:s text:c="2"/><text:span text:style-name="T2">&lt;br&gt;</text:span></text:p>
      <text:p text:style-name="P20"><text:s text:c="2"/><text:span text:style-name="T2">&lt;input type="text" id="text2" name="text2" size="30"&gt;</text:span></text:p>
      <text:p text:style-name="P20"><text:s text:c="2"/></text:p>
      <text:p text:style-name="P19">&lt;script&gt;</text:p>
      <text:p text:style-name="P20"><text:s text:c="2"/><text:span text:style-name="T2">addEventListener('load',inicio,false);</text:span></text:p>
      <text:p text:style-name="P22"/>
      <text:p text:style-name="P20"><text:s text:c="2"/><text:span text:style-name="T2">function inicio()</text:span></text:p>
      <text:p text:style-name="P20"><text:s text:c="2"/><text:span text:style-name="T2">{</text:span></text:p>
      <text:p text:style-name="P20"><text:s text:c="4"/><text:span text:style-name="T2">document.getElementById('text1').addEventListener('focus',tomarfoco1,false);</text:span></text:p>
      <text:p text:style-name="P20"><text:s text:c="4"/><text:span text:style-name="T2">document.getElementById('text2').addEventListener('focus',tomarfoco2,false);</text:span></text:p>
      <text:p text:style-name="P20"><text:s text:c="4"/><text:span text:style-name="T2">document.getElementById('text1').addEventListener('blur',perderfoco1,false);</text:span></text:p>
      <text:p text:style-name="P20"><text:s text:c="4"/><text:span text:style-name="T2">document.getElementById('text2').addEventListener('blur',perderfoco2,false);</text:span></text:p>
      <text:p text:style-name="P20"><text:s text:c="2"/><text:span text:style-name="T2">}</text:span></text:p>
      <text:p text:style-name="P22"/>
      <text:p text:style-name="P20"><text:s text:c="2"/><text:span text:style-name="T2">function tomarfoco1()</text:span></text:p>
      <text:p text:style-name="P20"><text:s text:c="2"/><text:span text:style-name="T2">{</text:span></text:p>
      <text:p text:style-name="P20"><text:s text:c="4"/><text:span text:style-name="T2">document.getElementById('text1').style.color='#ff0000';</text:span></text:p>
      <text:p text:style-name="P20"><text:s text:c="2"/><text:span text:style-name="T2">}</text:span></text:p>
      <text:p text:style-name="P22"/>
      <text:p text:style-name="P20"><text:s text:c="2"/><text:span text:style-name="T2">function tomarfoco2()</text:span></text:p>
      <text:p text:style-name="P20"><text:s text:c="2"/><text:span text:style-name="T2">{</text:span></text:p>
      <text:p text:style-name="P20"><text:soft-page-break/><text:s text:c="4"/><text:span text:style-name="T2">document.getElementById('text2').style.color='#ff0000';</text:span></text:p>
      <text:p text:style-name="P20"><text:s text:c="2"/><text:span text:style-name="T2">}</text:span></text:p>
      <text:p text:style-name="P22"/>
      <text:p text:style-name="P20"><text:s text:c="2"/><text:span text:style-name="T2">function perderfoco1()</text:span></text:p>
      <text:p text:style-name="P20"><text:s text:c="2"/><text:span text:style-name="T2">{</text:span></text:p>
      <text:p text:style-name="P20"><text:s text:c="4"/><text:span text:style-name="T2">document.getElementById('text1').style.color='#000000';</text:span></text:p>
      <text:p text:style-name="P20"><text:s text:c="2"/><text:span text:style-name="T2">}</text:span></text:p>
      <text:p text:style-name="P22"/>
      <text:p text:style-name="P20"><text:s text:c="2"/><text:span text:style-name="T2">function perderfoco2()</text:span></text:p>
      <text:p text:style-name="P20"><text:s text:c="2"/><text:span text:style-name="T2">{</text:span></text:p>
      <text:p text:style-name="P20"><text:s text:c="4"/><text:span text:style-name="T2">document.getElementById('text2').style.color='#000000';</text:span></text:p>
      <text:p text:style-name="P20"><text:s text:c="2"/><text:span text:style-name="T2">}</text:span></text:p>
      <text:p text:style-name="P19">&lt;/script&gt;</text:p>
      <text:p text:style-name="P21"><text:s text:c="2"/></text:p>
      <text:p text:style-name="P18">&lt;/body&gt;</text:p>
      <text:p text:style-name="Text_20_body"/>
      <text:p text:style-name="P3">Confeccionar un formulario que muestre dos controles de tipo text. El que está con foco mostrar su texto de color rojo y aquel que no está seleccionado el texto se debe mostrar de color negro.</text:p>
      <text:p text:style-name="P4">&lt;input type="text" id="text1" name="text1" size="30"&gt;</text:p>
      <text:p text:style-name="P5"><text:s text:c="2"/>&lt;br&gt;</text:p>
      <text:p text:style-name="P5"><text:s text:c="2"/>&lt;input type="text" id="text2" name="text2" size="30"&gt;</text:p>
      <text:p text:style-name="P5"><text:s text:c="2"/></text:p>
      <text:p text:style-name="P5">&lt;script&gt;</text:p>
      <text:p text:style-name="P5"><text:s text:c="2"/>addEventListener('load',inicio,false);</text:p>
      <text:p text:style-name="P5"/>
      <text:p text:style-name="P5"><text:s text:c="2"/>function inicio()</text:p>
      <text:p text:style-name="P5"><text:s text:c="2"/>{</text:p>
      <text:p text:style-name="P5"><text:s text:c="4"/>document.getElementById('text1').addEventListener('focus',tomarfoco1,false);</text:p>
      <text:p text:style-name="P5"><text:s text:c="4"/>document.getElementById('text2').addEventListener('focus',tomarfoco2,false);</text:p>
      <text:p text:style-name="P5"><text:s text:c="4"/>document.getElementById('text1').addEventListener('blur',perderfoco1,false);</text:p>
      <text:p text:style-name="P5"><text:s text:c="4"/>document.getElementById('text2').addEventListener('blur',perderfoco2,false);</text:p>
      <text:p text:style-name="P5"><text:s text:c="2"/>}</text:p>
      <text:p text:style-name="P5"/>
      <text:p text:style-name="P5"><text:s text:c="2"/>function tomarfoco1()</text:p>
      <text:p text:style-name="P5"><text:s text:c="2"/>{</text:p>
      <text:p text:style-name="P5"><text:s text:c="4"/>document.getElementById('text1').style.color='#ff0000';</text:p>
      <text:p text:style-name="P5"><text:s text:c="2"/>}</text:p>
      <text:p text:style-name="P5"/>
      <text:p text:style-name="P5"><text:s text:c="2"/>function tomarfoco2()</text:p>
      <text:p text:style-name="P5"><text:s text:c="2"/>{</text:p>
      <text:p text:style-name="P5"><text:s text:c="4"/>document.getElementById('text2').style.color='#ff0000';</text:p>
      <text:p text:style-name="P5"><text:s text:c="2"/>}</text:p>
      <text:p text:style-name="P5"/>
      <text:p text:style-name="P5"><text:s text:c="2"/>function perderfoco1()</text:p>
      <text:p text:style-name="P5"><text:soft-page-break/><text:s text:c="2"/>{</text:p>
      <text:p text:style-name="P5"><text:s text:c="4"/>document.getElementById('text1').style.color='#000000';</text:p>
      <text:p text:style-name="P5"><text:s text:c="2"/>}</text:p>
      <text:p text:style-name="P5"/>
      <text:p text:style-name="P5"><text:s text:c="2"/>function perderfoco2()</text:p>
      <text:p text:style-name="P5"><text:s text:c="2"/>{</text:p>
      <text:p text:style-name="P5"><text:s text:c="4"/>document.getElementById('text2').style.color='#000000';</text:p>
      <text:p text:style-name="P5"><text:s text:c="2"/>}</text:p>
      <text:p text:style-name="P5">&lt;/script&gt;</text:p>
      <text:p text:style-name="P3"/>
      <text:p text:style-name="P6">.-Parametro del metodo asociado al addEventListener. <text:s text:c="3"/>(seccion 7 linea 70)</text:p>
      <text:p text:style-name="P6"><text:span text:style-name="T4">Implementaremos un panel con un conjunto de botones que nos permitan ingresar un valor numérico presionando botones.</text:span><text:line-break/><text:span text:style-name="T4">Asociaremos el click de cada botón con una única función.</text:span></text:p>
      <text:p text:style-name="P27"><text:span text:style-name="T7">&lt;!DOCTYPE html&gt;</text:span></text:p>
      <text:p text:style-name="P19">&lt;html&gt;</text:p>
      <text:p text:style-name="P19">&lt;head&gt;</text:p>
      <text:p text:style-name="P20"><text:s text:c="2"/><text:span text:style-name="T2">&lt;title&gt;Ejemplo de JavaScript&lt;/title&gt;</text:span></text:p>
      <text:p text:style-name="P20"><text:s text:c="2"/><text:span text:style-name="T2">&lt;meta charset="UTF-8"&gt;</text:span></text:p>
      <text:p text:style-name="P20"><text:s text:c="2"/><text:span text:style-name="T2">&lt;style&gt;</text:span></text:p>
      <text:p text:style-name="P20"><text:s text:c="4"/><text:span text:style-name="T2">.boton{</text:span></text:p>
      <text:p text:style-name="P20"><text:s text:c="6"/><text:span text:style-name="T2">width:50px;</text:span></text:p>
      <text:p text:style-name="P20"><text:s text:c="6"/><text:span text:style-name="T2">height:50px;</text:span></text:p>
      <text:p text:style-name="P20"><text:s text:c="4"/><text:span text:style-name="T2">}</text:span></text:p>
      <text:p text:style-name="P20"><text:s text:c="4"/><text:span text:style-name="T2">#resultado {</text:span></text:p>
      <text:p text:style-name="P20"><text:s text:c="6"/><text:span text:style-name="T2">font-size:40px;</text:span></text:p>
      <text:p text:style-name="P20"><text:s text:c="4"/><text:span text:style-name="T2">}</text:span></text:p>
      <text:p text:style-name="P20"><text:s text:c="2"/><text:span text:style-name="T2">&lt;/style&gt; <text:s/></text:span></text:p>
      <text:p text:style-name="P19">&lt;/head&gt;</text:p>
      <text:p text:style-name="P19">&lt;body&gt;</text:p>
      <text:p text:style-name="P22"/>
      <text:p text:style-name="P20"><text:s text:c="2"/><text:span text:style-name="T2">&lt;input type="button" id="boton0" name="boton0" value="0" class="boton"&gt;</text:span></text:p>
      <text:p text:style-name="P20"><text:s text:c="2"/><text:span text:style-name="T2">&lt;input type="button" id="boton1" name="boton1" value="1" class="boton"&gt;</text:span></text:p>
      <text:p text:style-name="P20"><text:s text:c="2"/><text:span text:style-name="T2">&lt;input type="button" id="boton2" name="boton2" value="2" class="boton"&gt;</text:span></text:p>
      <text:p text:style-name="P20"><text:s text:c="2"/><text:span text:style-name="T2">&lt;input type="button" id="boton3" name="boton3" value="3" class="boton"&gt;</text:span></text:p>
      <text:p text:style-name="P20"><text:s text:c="2"/><text:span text:style-name="T2">&lt;input type="button" id="boton4" name="boton4" value="4" class="boton"&gt;</text:span></text:p>
      <text:p text:style-name="P20"><text:s text:c="2"/><text:span text:style-name="T2">&lt;input type="button" id="boton5" name="boton5" value="5" class="boton"&gt;</text:span></text:p>
      <text:p text:style-name="P20"><text:soft-page-break/><text:s text:c="2"/><text:span text:style-name="T2">&lt;input type="button" id="boton6" name="boton6" value="6" class="boton"&gt;</text:span></text:p>
      <text:p text:style-name="P20"><text:s text:c="2"/><text:span text:style-name="T2">&lt;input type="button" id="boton7" name="boton7" value="7" class="boton"&gt;</text:span></text:p>
      <text:p text:style-name="P20"><text:s text:c="2"/><text:span text:style-name="T2">&lt;input type="button" id="boton8" name="boton8" value="8" class="boton"&gt;</text:span></text:p>
      <text:p text:style-name="P20"><text:s text:c="2"/><text:span text:style-name="T2">&lt;input type="button" id="boton9" name="boton9" value="9" class="boton"&gt;</text:span></text:p>
      <text:p text:style-name="P20"><text:s text:c="2"/><text:span text:style-name="T2">&lt;br&gt;</text:span></text:p>
      <text:p text:style-name="P20"><text:s text:c="2"/><text:span text:style-name="T2">&lt;div id="resultado"&gt;&lt;/div&gt;</text:span></text:p>
      <text:p text:style-name="P22"/>
      <text:p text:style-name="P19">&lt;script&gt;</text:p>
      <text:p text:style-name="P20"><text:s text:c="2"/><text:span text:style-name="T2">window.addEventListener('load', inicio, false);</text:span></text:p>
      <text:p text:style-name="P22"/>
      <text:p text:style-name="P20"><text:s text:c="2"/><text:span text:style-name="T2">function inicio() {</text:span></text:p>
      <text:p text:style-name="P20"><text:s text:c="4"/><text:span text:style-name="T2">for (var x = 0; x &lt;= 9; x++) {</text:span></text:p>
      <text:p text:style-name="P20"><text:s text:c="6"/><text:span text:style-name="T2">document.getElementById('boton' + x).addEventListener('click', presion, false);</text:span></text:p>
      <text:p text:style-name="P20"><text:s text:c="4"/><text:span text:style-name="T2">}</text:span></text:p>
      <text:p text:style-name="P20"><text:s text:c="2"/><text:span text:style-name="T2">}</text:span></text:p>
      <text:p text:style-name="P22"/>
      <text:p text:style-name="P20"><text:s text:c="2"/><text:span text:style-name="T2">function presion(evt) {</text:span></text:p>
      <text:p text:style-name="P20"><text:s text:c="4"/><text:span text:style-name="T2">document.getElementById('resultado').innerHTML =</text:span></text:p>
      <text:p text:style-name="P20"><text:s text:c="6"/><text:span text:style-name="T2">document.getElementById('resultado').innerHTML + evt.target.value;</text:span></text:p>
      <text:p text:style-name="P20"><text:s text:c="2"/><text:span text:style-name="T2">}</text:span></text:p>
      <text:p text:style-name="P19">&lt;/script&gt;</text:p>
      <text:p text:style-name="P20"><text:s text:c="2"/></text:p>
      <text:p text:style-name="P19">&lt;/body&gt;</text:p>
      <text:p text:style-name="P17">&lt;/html&gt;</text:p>
      <text:p text:style-name="P6"><text:span text:style-name="T4"/></text:p>
      <text:p text:style-name="P3"><text:s text:c="4"/>Implementar un tablero de TaTeTi. Asociar el evento click de los 9 botones a una única función. Alternar entre las "X" y "O". Mostrar un mensaje cuando gana un jugador.</text:p>
      <text:p text:style-name="P4">&lt;head&gt;</text:p>
      <text:p text:style-name="P5"><text:s text:c="2"/>&lt;title&gt;Ejemplo de JavaScript&lt;/title&gt;</text:p>
      <text:p text:style-name="P5"><text:s text:c="2"/>&lt;meta charset="UTF-8"&gt;</text:p>
      <text:p text:style-name="P5"><text:s text:c="2"/>&lt;style&gt;</text:p>
      <text:p text:style-name="P5"><text:s text:c="4"/>.boton{</text:p>
      <text:p text:style-name="P5"><text:s text:c="6"/>width:50px;</text:p>
      <text:p text:style-name="P5"><text:s text:c="4"/>}</text:p>
      <text:p text:style-name="P5"><text:s text:c="2"/>&lt;/style&gt; <text:s/></text:p>
      <text:p text:style-name="P5">&lt;/head&gt;</text:p>
      <text:p text:style-name="P5">&lt;body&gt;</text:p>
      <text:p text:style-name="P5"><text:soft-page-break/></text:p>
      <text:p text:style-name="P5"/>
      <text:p text:style-name="P5"><text:s text:c="2"/>&lt;input type="button" id="boton1" name="boton1" value="" class="boton"&gt;</text:p>
      <text:p text:style-name="P5"><text:s text:c="2"/>&lt;input type="button" id="boton2" name="boton2" value="" class="boton"&gt;</text:p>
      <text:p text:style-name="P5"><text:s text:c="2"/>&lt;input type="button" id="boton3" name="boton3" value="" class="boton"&gt;</text:p>
      <text:p text:style-name="P5"><text:s text:c="2"/>&lt;br&gt;</text:p>
      <text:p text:style-name="P5"><text:s text:c="2"/>&lt;input type="button" id="boton4" name="boton4" value="" class="boton"&gt;</text:p>
      <text:p text:style-name="P5"><text:s text:c="2"/>&lt;input type="button" id="boton5" name="boton5" value="" class="boton"&gt;</text:p>
      <text:p text:style-name="P5"><text:s text:c="2"/>&lt;input type="button" id="boton6" name="boton6" value="" class="boton"&gt;</text:p>
      <text:p text:style-name="P5"><text:s text:c="3"/>&lt;br&gt;</text:p>
      <text:p text:style-name="P5"><text:s text:c="2"/>&lt;input type="button" id="boton7" name="boton7" value="" class="boton"&gt;</text:p>
      <text:p text:style-name="P5"><text:s text:c="2"/>&lt;input type="button" id="boton8" name="boton8" value="" class="boton"&gt;</text:p>
      <text:p text:style-name="P5"><text:s text:c="2"/>&lt;input type="button" id="boton9" name="boton9" value="" class="boton"&gt;</text:p>
      <text:p text:style-name="P5"/>
      <text:p text:style-name="P5">&lt;script&gt;</text:p>
      <text:p text:style-name="P5"><text:s text:c="2"/>window.addEventListener('load', inicio, false);</text:p>
      <text:p text:style-name="P5"><text:s text:c="2"/></text:p>
      <text:p text:style-name="P5"><text:s text:c="2"/>var jugador = 'X';</text:p>
      <text:p text:style-name="P5"/>
      <text:p text:style-name="P5"><text:s text:c="2"/>function inicio() {</text:p>
      <text:p text:style-name="P5"><text:s text:c="4"/>for (var x = 1; x &lt;= 9; x++) {</text:p>
      <text:p text:style-name="P5"><text:s text:c="6"/>document.getElementById('boton' + x).addEventListener('click', presion, false);</text:p>
      <text:p text:style-name="P5"><text:s text:c="4"/>}</text:p>
      <text:p text:style-name="P5"><text:s text:c="2"/>}</text:p>
      <text:p text:style-name="P5"/>
      <text:p text:style-name="P5"><text:s text:c="2"/>function presion(evt) {</text:p>
      <text:p text:style-name="P5"><text:s text:c="4"/>evt.target.value = jugador;</text:p>
      <text:p text:style-name="P5"><text:s text:c="4"/>if (jugador == 'X')</text:p>
      <text:p text:style-name="P5"><text:s text:c="6"/>jugador = 'O';</text:p>
      <text:p text:style-name="P5"><text:s text:c="4"/>else</text:p>
      <text:p text:style-name="P5"><text:s text:c="6"/>jugador = 'X';</text:p>
      <text:p text:style-name="P5"><text:s text:c="4"/>verificarGanador();</text:p>
      <text:p text:style-name="P5"><text:s text:c="2"/>}</text:p>
      <text:p text:style-name="P5"/>
      <text:p text:style-name="P5"><text:s text:c="2"/>function verificarGanador()</text:p>
      <text:p text:style-name="P5"><text:s text:c="2"/>{</text:p>
      <text:p text:style-name="P5"><text:s text:c="4"/>var b1 = document.getElementById('boton1').value;</text:p>
      <text:p text:style-name="P5"><text:s text:c="4"/>var b2 = document.getElementById('boton2').value;</text:p>
      <text:p text:style-name="P5"><text:s text:c="4"/>var b3 = document.getElementById('boton3').value;</text:p>
      <text:p text:style-name="P5"><text:s text:c="4"/>var b4 = document.getElementById('boton4').value;</text:p>
      <text:p text:style-name="P5"><text:s text:c="4"/>var b5 = document.getElementById('boton5').value;</text:p>
      <text:p text:style-name="P5"><text:s text:c="4"/>var b6 = document.getElementById('boton6').value;</text:p>
      <text:p text:style-name="P5"><text:s text:c="4"/>var b7 = document.getElementById('boton7').value;</text:p>
      <text:p text:style-name="P5"><text:s text:c="4"/>var b8 = document.getElementById('boton8').value;</text:p>
      <text:p text:style-name="P5"><text:s text:c="4"/>var b9 = document.getElementById('boton9').value;</text:p>
      <text:p text:style-name="P5"/>
      <text:p text:style-name="P5"><text:s text:c="4"/>if (b1 == 'X' &amp;&amp; b2 == 'X' &amp;&amp; b3 == 'X')</text:p>
      <text:p text:style-name="P5"><text:s text:c="6"/>alert('Gano la X');</text:p>
      <text:p text:style-name="P5"><text:s text:c="4"/>if (b4 == 'X' &amp;&amp; b5 == 'X' &amp;&amp; b6 == 'X')</text:p>
      <text:p text:style-name="P5"><text:soft-page-break/><text:s text:c="6"/>alert('Gano la X');</text:p>
      <text:p text:style-name="P5"><text:s text:c="4"/>if (b7 == 'X' &amp;&amp; b8 == 'X' &amp;&amp; b9 == 'X')</text:p>
      <text:p text:style-name="P5"><text:s text:c="6"/>alert('Gano la X');</text:p>
      <text:p text:style-name="P5"><text:s text:c="4"/>if (b1 == 'X' &amp;&amp; b4 == 'X' &amp;&amp; b7 == 'X')</text:p>
      <text:p text:style-name="P5"><text:s text:c="6"/>alert('Gano la X');</text:p>
      <text:p text:style-name="P5"><text:s text:c="4"/>if (b2 == 'X' &amp;&amp; b5 == 'X' &amp;&amp; b8 == 'X')</text:p>
      <text:p text:style-name="P5"><text:s text:c="6"/>alert('Gano la X');</text:p>
      <text:p text:style-name="P5"><text:s text:c="4"/>if (b3 == 'X' &amp;&amp; b6 == 'X' &amp;&amp; b9 == 'X')</text:p>
      <text:p text:style-name="P5"><text:s text:c="6"/>alert('Gano la X');</text:p>
      <text:p text:style-name="P5"><text:s text:c="4"/>if (b1 == 'X' &amp;&amp; b5 == 'X' &amp;&amp; b9 == 'X')</text:p>
      <text:p text:style-name="P5"><text:s text:c="6"/>alert('Gano la X');</text:p>
      <text:p text:style-name="P5"><text:s text:c="4"/>if (b3 == 'X' &amp;&amp; b5 == 'X' &amp;&amp; b7 == 'X')</text:p>
      <text:p text:style-name="P5"><text:s text:c="6"/>alert('Gano la X');</text:p>
      <text:p text:style-name="P5"/>
      <text:p text:style-name="P5"><text:s text:c="4"/>if (b1 == 'O' &amp;&amp; b2 == 'O' &amp;&amp; b3 == 'O')</text:p>
      <text:p text:style-name="P5"><text:s text:c="6"/>alert('Gano la O');</text:p>
      <text:p text:style-name="P5"><text:s text:c="4"/>if (b4 == 'O' &amp;&amp; b5 == 'O' &amp;&amp; b6 == 'O')</text:p>
      <text:p text:style-name="P5"><text:s text:c="6"/>alert('Gano la O');</text:p>
      <text:p text:style-name="P5"><text:s text:c="4"/>if (b7 == 'O' &amp;&amp; b8 == 'O' &amp;&amp; b9 == 'O')</text:p>
      <text:p text:style-name="P5"><text:s text:c="6"/>alert('Gano la O');</text:p>
      <text:p text:style-name="P5"><text:s text:c="4"/>if (b1 == 'O' &amp;&amp; b4 == 'O' &amp;&amp; b7 == 'O')</text:p>
      <text:p text:style-name="P5"><text:s text:c="6"/>alert('Gano la O');</text:p>
      <text:p text:style-name="P5"><text:s text:c="4"/>if (b2 == 'O' &amp;&amp; b5 == 'O' &amp;&amp; b8 == 'O')</text:p>
      <text:p text:style-name="P5"><text:s text:c="6"/>alert('Gano la O');</text:p>
      <text:p text:style-name="P5"><text:s text:c="4"/>if (b3 == 'O' &amp;&amp; b6 == 'O' &amp;&amp; b9 == 'O')</text:p>
      <text:p text:style-name="P5"><text:s text:c="6"/>alert('Gano la O');</text:p>
      <text:p text:style-name="P5"><text:s text:c="4"/>if (b1 == 'O' &amp;&amp; b5 == 'O' &amp;&amp; b9 == 'O')</text:p>
      <text:p text:style-name="P5"><text:s text:c="6"/>alert('Gano la O');</text:p>
      <text:p text:style-name="P5"><text:s text:c="4"/>if (b3 == 'O' &amp;&amp; b5 == 'O' &amp;&amp; b7 == 'O')</text:p>
      <text:p text:style-name="P5"><text:s text:c="6"/>alert('Gano la O');</text:p>
      <text:p text:style-name="P5"><text:s text:c="2"/>}</text:p>
      <text:p text:style-name="P5">&lt;/script&gt;</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0:26:40.804154389</meta:creation-date>
    <dc:date>2018-06-11T13:23:21.644497791</dc:date>
    <meta:editing-duration>PT10M15S</meta:editing-duration>
    <meta:editing-cycles>4</meta:editing-cycles>
    <meta:generator>LibreOffice/5.1.6.2$Linux_X86_64 LibreOffice_project/10m0$Build-2</meta:generator>
    <meta:document-statistic meta:table-count="0" meta:image-count="0" meta:object-count="0" meta:page-count="23" meta:paragraph-count="725" meta:word-count="2539" meta:character-count="25638" meta:non-whitespace-character-count="22064"/>
  </office:meta>
</office:document-meta>
</file>